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.181cm"/>
    </style:style>
    <style:style style:name="co2" style:family="table-column">
      <style:table-column-properties fo:break-before="auto" style:column-width="2.125cm"/>
    </style:style>
    <style:style style:name="co3" style:family="table-column">
      <style:table-column-properties fo:break-before="auto" style:column-width="2.069cm"/>
    </style:style>
    <style:style style:name="co4" style:family="table-column">
      <style:table-column-properties fo:break-before="auto" style:column-width="0.894cm"/>
    </style:style>
    <style:style style:name="co5" style:family="table-column">
      <style:table-column-properties fo:break-before="auto" style:column-width="3.635cm"/>
    </style:style>
    <style:style style:name="co6" style:family="table-column">
      <style:table-column-properties fo:break-before="auto" style:column-width="2.824cm"/>
    </style:style>
    <style:style style:name="co7" style:family="table-column">
      <style:table-column-properties fo:break-before="auto" style:column-width="2.265cm"/>
    </style:style>
    <style:style style:name="co8" style:family="table-column">
      <style:table-column-properties fo:break-before="auto" style:column-width="4.531cm"/>
    </style:style>
    <style:style style:name="co9" style:family="table-column">
      <style:table-column-properties fo:break-before="auto" style:column-width="4.978cm"/>
    </style:style>
    <style:style style:name="co10" style:family="table-column">
      <style:table-column-properties fo:break-before="auto" style:column-width="4.112cm"/>
    </style:style>
    <style:style style:name="ro1" style:family="table-row">
      <style:table-row-properties style:row-height="0.517cm" fo:break-before="auto" style:use-optimal-row-height="false"/>
    </style:style>
    <style:style style:name="ro2" style:family="table-row">
      <style:table-row-properties style:row-height="0.497cm" fo:break-before="auto" style:use-optimal-row-height="false"/>
    </style:style>
    <style:style style:name="ta1" style:family="table" style:master-page-name="PageStyle_5f_Tabelle1">
      <style:table-properties table:display="true" style:writing-mode="lr-tb"/>
    </style: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diagonal-bl-tr="none" style:diagonal-tl-br="none" fo:border="0.74pt solid #000000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0.74pt solid #000000" fo:padding="0.071cm" style:rotation-align="none"/>
    </style:style>
    <style:style style:name="ce3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</style:style>
    <style:style style:name="ce9" style:family="table-cell" style:parent-style-name="oerp_5f_aqua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1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=0" style:apply-style-name="Excel_5f_CondFormat_5f_1_5f_1_5f_1" style:base-cell-address="Tabelle1.L1"/>
      <style:map style:condition="cell-content()=0" style:apply-style-name="Excel_5f_CondFormat_5f_1_5f_1_5f_2" style:base-cell-address="Tabelle1.L1"/>
      <style:map style:condition="cell-content()=&quot;white&quot;" style:apply-style-name="Excel_5f_CondFormat_5f_1_5f_1_5f_3" style:base-cell-address="Tabelle1.L1"/>
      <style:map style:condition="cell-content()=&quot;silver&quot;" style:apply-style-name="Excel_5f_CondFormat_5f_1_5f_1_5f_4" style:base-cell-address="Tabelle1.L1"/>
      <style:map style:condition="cell-content()=&quot;grey&quot;" style:apply-style-name="Excel_5f_CondFormat_5f_1_5f_1_5f_5" style:base-cell-address="Tabelle1.L1"/>
      <style:map style:condition="cell-content()=&quot;black&quot;" style:apply-style-name="Excel_5f_CondFormat_5f_1_5f_1_5f_6" style:base-cell-address="Tabelle1.L1"/>
      <style:map style:condition="cell-content()=&quot;red&quot;" style:apply-style-name="Excel_5f_CondFormat_5f_1_5f_1_5f_7" style:base-cell-address="Tabelle1.L1"/>
      <style:map style:condition="cell-content()=&quot;maroon&quot;" style:apply-style-name="Excel_5f_CondFormat_5f_1_5f_1_5f_8" style:base-cell-address="Tabelle1.L1"/>
      <style:map style:condition="cell-content()=&quot;yellow&quot;" style:apply-style-name="Excel_5f_CondFormat_5f_1_5f_1_5f_9" style:base-cell-address="Tabelle1.L1"/>
      <style:map style:condition="cell-content()=&quot;olive&quot;" style:apply-style-name="Excel_5f_CondFormat_5f_1_5f_1_5f_10" style:base-cell-address="Tabelle1.L1"/>
      <style:map style:condition="cell-content()=&quot;lime&quot;" style:apply-style-name="Excel_5f_CondFormat_5f_1_5f_1_5f_11" style:base-cell-address="Tabelle1.L1"/>
      <style:map style:condition="cell-content()=&quot;green&quot;" style:apply-style-name="Excel_5f_CondFormat_5f_1_5f_1_5f_12" style:base-cell-address="Tabelle1.L1"/>
      <style:map style:condition="cell-content()=&quot;aqua&quot;" style:apply-style-name="Excel_5f_CondFormat_5f_1_5f_1_5f_13" style:base-cell-address="Tabelle1.L1"/>
      <style:map style:condition="cell-content()=&quot;teal&quot;" style:apply-style-name="Excel_5f_CondFormat_5f_1_5f_1_5f_14" style:base-cell-address="Tabelle1.L1"/>
      <style:map style:condition="cell-content()=&quot;blue&quot;" style:apply-style-name="Excel_5f_CondFormat_5f_1_5f_1_5f_15" style:base-cell-address="Tabelle1.L1"/>
      <style:map style:condition="cell-content()=&quot;navy&quot;" style:apply-style-name="Excel_5f_CondFormat_5f_1_5f_1_5f_16" style:base-cell-address="Tabelle1.L1"/>
      <style:map style:condition="cell-content()=&quot;fuchsia&quot;" style:apply-style-name="Excel_5f_CondFormat_5f_1_5f_1_5f_17" style:base-cell-address="Tabelle1.L1"/>
      <style:map style:condition="cell-content()=&quot;purple&quot;" style:apply-style-name="Excel_5f_CondFormat_5f_1_5f_1_5f_18" style:base-cell-address="Tabelle1.L1"/>
      <style:map style:condition="cell-content()=&quot;orange&quot;" style:apply-style-name="Excel_5f_CondFormat_5f_1_5f_1_5f_19" style:base-cell-address="Tabelle1.L1"/>
      <style:map style:condition="cell-content()=&quot;darkbrown&quot;" style:apply-style-name="Excel_5f_CondFormat_5f_1_5f_1_5f_20" style:base-cell-address="Tabelle1.L1"/>
      <style:map style:condition="cell-content()=&quot;brown&quot;" style:apply-style-name="Excel_5f_CondFormat_5f_1_5f_1_5f_21" style:base-cell-address="Tabelle1.L1"/>
      <style:map style:condition="cell-content()=&quot;lightbrown&quot;" style:apply-style-name="Excel_5f_CondFormat_5f_1_5f_1_5f_22" style:base-cell-address="Tabelle1.L1"/>
      <style:map style:condition="cell-content()=&quot;lightred&quot;" style:apply-style-name="Excel_5f_CondFormat_5f_1_5f_1_5f_23" style:base-cell-address="Tabelle1.L1"/>
      <style:map style:condition="cell-content()=&quot;lightyellow&quot;" style:apply-style-name="Excel_5f_CondFormat_5f_1_5f_1_5f_24" style:base-cell-address="Tabelle1.L1"/>
      <style:map style:condition="cell-content()=&quot;lightgreen&quot;" style:apply-style-name="Excel_5f_CondFormat_5f_1_5f_1_5f_25" style:base-cell-address="Tabelle1.L1"/>
      <style:map style:condition="cell-content()=&quot;lightblue&quot;" style:apply-style-name="Excel_5f_CondFormat_5f_1_5f_1_5f_26" style:base-cell-address="Tabelle1.L1"/>
      <style:map style:condition="cell-content()=&quot;lightteal&quot;" style:apply-style-name="Excel_5f_CondFormat_5f_1_5f_1_5f_27" style:base-cell-address="Tabelle1.L1"/>
      <style:map style:condition="cell-content()=&quot;lightestteal&quot;" style:apply-style-name="Excel_5f_CondFormat_5f_1_5f_1_5f_28" style:base-cell-address="Tabelle1.L1"/>
      <style:map style:condition="cell-content()=&quot;darkestbrown&quot;" style:apply-style-name="Excel_5f_CondFormat_5f_1_5f_1_5f_29" style:base-cell-address="Tabelle1.L1"/>
      <style:map style:condition="cell-content()=&quot;darkestred&quot;" style:apply-style-name="Excel_5f_CondFormat_5f_1_5f_1_5f_30" style:base-cell-address="Tabelle1.L1"/>
      <style:map style:condition="cell-content()=&quot;lightestyellow&quot;" style:apply-style-name="Excel_5f_CondFormat_5f_1_5f_1_5f_31" style:base-cell-address="Tabelle1.L1"/>
      <style:map style:condition="cell-content()=&quot;lightestgreen&quot;" style:apply-style-name="Excel_5f_CondFormat_5f_1_5f_1_5f_32" style:base-cell-address="Tabelle1.L1"/>
      <style:map style:condition="cell-content()=&quot;lightestred&quot;" style:apply-style-name="Excel_5f_CondFormat_5f_1_5f_1_5f_33" style:base-cell-address="Tabelle1.L1"/>
      <style:map style:condition="cell-content()=&quot;lightestgrey&quot;" style:apply-style-name="Excel_5f_CondFormat_5f_1_5f_1_5f_34" style:base-cell-address="Tabelle1.L1"/>
      <style:map style:condition="cell-content()=&quot;darkestgrey&quot;" style:apply-style-name="Excel_5f_CondFormat_5f_1_5f_1_5f_35" style:base-cell-address="Tabelle1.L1"/>
      <style:map style:condition="cell-content()=&quot;schoko&quot;" style:apply-style-name="Excel_5f_CondFormat_5f_1_5f_1_5f_36" style:base-cell-address="Tabelle1.L1"/>
      <style:map style:condition="cell-content()=&quot;lightgold&quot;" style:apply-style-name="Excel_5f_CondFormat_5f_1_5f_1_5f_37" style:base-cell-address="Tabelle1.L1"/>
      <style:map style:condition="cell-content()=&quot;lightestgold&quot;" style:apply-style-name="Excel_5f_CondFormat_5f_1_5f_1_5f_38" style:base-cell-address="Tabelle1.L1"/>
      <style:map style:condition="cell-content()=&quot;lightestblue&quot;" style:apply-style-name="Excel_5f_CondFormat_5f_1_5f_1_5f_39" style:base-cell-address="Tabelle1.L1"/>
    </style:style>
    <style:style style:name="ce11" style:family="table-cell" style:parent-style-name="Default" style:data-style-name="N100">
      <style:table-cell-properties style:diagonal-bl-tr="none" style:diagonal-tl-br="none" fo:border="0.74pt solid #000000" fo:padding="0.071cm" style:rotation-align="none"/>
      <style:map style:condition="cell-content()=0" style:apply-style-name="Excel_5f_CondFormat_5f_1_5f_1_5f_1" style:base-cell-address="Tabelle1.L1"/>
      <style:map style:condition="cell-content()=0" style:apply-style-name="Excel_5f_CondFormat_5f_1_5f_1_5f_2" style:base-cell-address="Tabelle1.L1"/>
      <style:map style:condition="cell-content()=&quot;white&quot;" style:apply-style-name="Excel_5f_CondFormat_5f_1_5f_1_5f_3" style:base-cell-address="Tabelle1.L1"/>
      <style:map style:condition="cell-content()=&quot;silver&quot;" style:apply-style-name="Excel_5f_CondFormat_5f_1_5f_1_5f_4" style:base-cell-address="Tabelle1.L1"/>
      <style:map style:condition="cell-content()=&quot;grey&quot;" style:apply-style-name="Excel_5f_CondFormat_5f_1_5f_1_5f_5" style:base-cell-address="Tabelle1.L1"/>
      <style:map style:condition="cell-content()=&quot;black&quot;" style:apply-style-name="Excel_5f_CondFormat_5f_1_5f_1_5f_6" style:base-cell-address="Tabelle1.L1"/>
      <style:map style:condition="cell-content()=&quot;red&quot;" style:apply-style-name="Excel_5f_CondFormat_5f_1_5f_1_5f_7" style:base-cell-address="Tabelle1.L1"/>
      <style:map style:condition="cell-content()=&quot;maroon&quot;" style:apply-style-name="Excel_5f_CondFormat_5f_1_5f_1_5f_8" style:base-cell-address="Tabelle1.L1"/>
      <style:map style:condition="cell-content()=&quot;yellow&quot;" style:apply-style-name="Excel_5f_CondFormat_5f_1_5f_1_5f_9" style:base-cell-address="Tabelle1.L1"/>
      <style:map style:condition="cell-content()=&quot;olive&quot;" style:apply-style-name="Excel_5f_CondFormat_5f_1_5f_1_5f_10" style:base-cell-address="Tabelle1.L1"/>
      <style:map style:condition="cell-content()=&quot;lime&quot;" style:apply-style-name="Excel_5f_CondFormat_5f_1_5f_1_5f_11" style:base-cell-address="Tabelle1.L1"/>
      <style:map style:condition="cell-content()=&quot;green&quot;" style:apply-style-name="Excel_5f_CondFormat_5f_1_5f_1_5f_12" style:base-cell-address="Tabelle1.L1"/>
      <style:map style:condition="cell-content()=&quot;aqua&quot;" style:apply-style-name="Excel_5f_CondFormat_5f_1_5f_1_5f_13" style:base-cell-address="Tabelle1.L1"/>
      <style:map style:condition="cell-content()=&quot;teal&quot;" style:apply-style-name="Excel_5f_CondFormat_5f_1_5f_1_5f_14" style:base-cell-address="Tabelle1.L1"/>
      <style:map style:condition="cell-content()=&quot;blue&quot;" style:apply-style-name="Excel_5f_CondFormat_5f_1_5f_1_5f_15" style:base-cell-address="Tabelle1.L1"/>
      <style:map style:condition="cell-content()=&quot;navy&quot;" style:apply-style-name="Excel_5f_CondFormat_5f_1_5f_1_5f_16" style:base-cell-address="Tabelle1.L1"/>
      <style:map style:condition="cell-content()=&quot;fuchsia&quot;" style:apply-style-name="Excel_5f_CondFormat_5f_1_5f_1_5f_17" style:base-cell-address="Tabelle1.L1"/>
      <style:map style:condition="cell-content()=&quot;purple&quot;" style:apply-style-name="Excel_5f_CondFormat_5f_1_5f_1_5f_18" style:base-cell-address="Tabelle1.L1"/>
      <style:map style:condition="cell-content()=&quot;orange&quot;" style:apply-style-name="Excel_5f_CondFormat_5f_1_5f_1_5f_19" style:base-cell-address="Tabelle1.L1"/>
      <style:map style:condition="cell-content()=&quot;darkbrown&quot;" style:apply-style-name="Excel_5f_CondFormat_5f_1_5f_1_5f_20" style:base-cell-address="Tabelle1.L1"/>
      <style:map style:condition="cell-content()=&quot;brown&quot;" style:apply-style-name="Excel_5f_CondFormat_5f_1_5f_1_5f_21" style:base-cell-address="Tabelle1.L1"/>
      <style:map style:condition="cell-content()=&quot;lightbrown&quot;" style:apply-style-name="Excel_5f_CondFormat_5f_1_5f_1_5f_22" style:base-cell-address="Tabelle1.L1"/>
      <style:map style:condition="cell-content()=&quot;lightred&quot;" style:apply-style-name="Excel_5f_CondFormat_5f_1_5f_1_5f_23" style:base-cell-address="Tabelle1.L1"/>
      <style:map style:condition="cell-content()=&quot;lightyellow&quot;" style:apply-style-name="Excel_5f_CondFormat_5f_1_5f_1_5f_24" style:base-cell-address="Tabelle1.L1"/>
      <style:map style:condition="cell-content()=&quot;lightgreen&quot;" style:apply-style-name="Excel_5f_CondFormat_5f_1_5f_1_5f_25" style:base-cell-address="Tabelle1.L1"/>
      <style:map style:condition="cell-content()=&quot;lightblue&quot;" style:apply-style-name="Excel_5f_CondFormat_5f_1_5f_1_5f_26" style:base-cell-address="Tabelle1.L1"/>
      <style:map style:condition="cell-content()=&quot;lightteal&quot;" style:apply-style-name="Excel_5f_CondFormat_5f_1_5f_1_5f_27" style:base-cell-address="Tabelle1.L1"/>
      <style:map style:condition="cell-content()=&quot;lightestteal&quot;" style:apply-style-name="Excel_5f_CondFormat_5f_1_5f_1_5f_28" style:base-cell-address="Tabelle1.L1"/>
      <style:map style:condition="cell-content()=&quot;darkestbrown&quot;" style:apply-style-name="Excel_5f_CondFormat_5f_1_5f_1_5f_29" style:base-cell-address="Tabelle1.L1"/>
      <style:map style:condition="cell-content()=&quot;darkestred&quot;" style:apply-style-name="Excel_5f_CondFormat_5f_1_5f_1_5f_30" style:base-cell-address="Tabelle1.L1"/>
      <style:map style:condition="cell-content()=&quot;lightestyellow&quot;" style:apply-style-name="Excel_5f_CondFormat_5f_1_5f_1_5f_31" style:base-cell-address="Tabelle1.L1"/>
      <style:map style:condition="cell-content()=&quot;lightestgreen&quot;" style:apply-style-name="Excel_5f_CondFormat_5f_1_5f_1_5f_32" style:base-cell-address="Tabelle1.L1"/>
      <style:map style:condition="cell-content()=&quot;lightestred&quot;" style:apply-style-name="Excel_5f_CondFormat_5f_1_5f_1_5f_33" style:base-cell-address="Tabelle1.L1"/>
      <style:map style:condition="cell-content()=&quot;lightestgrey&quot;" style:apply-style-name="Excel_5f_CondFormat_5f_1_5f_1_5f_34" style:base-cell-address="Tabelle1.L1"/>
      <style:map style:condition="cell-content()=&quot;darkestgrey&quot;" style:apply-style-name="Excel_5f_CondFormat_5f_1_5f_1_5f_35" style:base-cell-address="Tabelle1.L1"/>
      <style:map style:condition="cell-content()=&quot;schoko&quot;" style:apply-style-name="Excel_5f_CondFormat_5f_1_5f_1_5f_36" style:base-cell-address="Tabelle1.L1"/>
      <style:map style:condition="cell-content()=&quot;lightgold&quot;" style:apply-style-name="Excel_5f_CondFormat_5f_1_5f_1_5f_37" style:base-cell-address="Tabelle1.L1"/>
      <style:map style:condition="cell-content()=&quot;lightestgold&quot;" style:apply-style-name="Excel_5f_CondFormat_5f_1_5f_1_5f_38" style:base-cell-address="Tabelle1.L1"/>
      <style:map style:condition="cell-content()=&quot;lightestblue&quot;" style:apply-style-name="Excel_5f_CondFormat_5f_1_5f_1_5f_39" style:base-cell-address="Tabelle1.L1"/>
    </style:style>
    <style:style style:name="ce12" style:family="table-cell" style:parent-style-name="Default" style:data-style-name="N100">
      <style:table-cell-properties style:diagonal-bl-tr="none" style:diagonal-tl-br="none" fo:border="0.74pt solid #000000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0" style:apply-style-name="Excel_5f_CondFormat_5f_1_5f_1_5f_1" style:base-cell-address="Tabelle1.L1"/>
      <style:map style:condition="cell-content()=0" style:apply-style-name="Excel_5f_CondFormat_5f_1_5f_1_5f_2" style:base-cell-address="Tabelle1.L1"/>
      <style:map style:condition="cell-content()=&quot;white&quot;" style:apply-style-name="Excel_5f_CondFormat_5f_1_5f_1_5f_3" style:base-cell-address="Tabelle1.L1"/>
      <style:map style:condition="cell-content()=&quot;silver&quot;" style:apply-style-name="Excel_5f_CondFormat_5f_1_5f_1_5f_4" style:base-cell-address="Tabelle1.L1"/>
      <style:map style:condition="cell-content()=&quot;grey&quot;" style:apply-style-name="Excel_5f_CondFormat_5f_1_5f_1_5f_5" style:base-cell-address="Tabelle1.L1"/>
      <style:map style:condition="cell-content()=&quot;black&quot;" style:apply-style-name="Excel_5f_CondFormat_5f_1_5f_1_5f_6" style:base-cell-address="Tabelle1.L1"/>
      <style:map style:condition="cell-content()=&quot;red&quot;" style:apply-style-name="Excel_5f_CondFormat_5f_1_5f_1_5f_7" style:base-cell-address="Tabelle1.L1"/>
      <style:map style:condition="cell-content()=&quot;maroon&quot;" style:apply-style-name="Excel_5f_CondFormat_5f_1_5f_1_5f_8" style:base-cell-address="Tabelle1.L1"/>
      <style:map style:condition="cell-content()=&quot;yellow&quot;" style:apply-style-name="Excel_5f_CondFormat_5f_1_5f_1_5f_9" style:base-cell-address="Tabelle1.L1"/>
      <style:map style:condition="cell-content()=&quot;olive&quot;" style:apply-style-name="Excel_5f_CondFormat_5f_1_5f_1_5f_10" style:base-cell-address="Tabelle1.L1"/>
      <style:map style:condition="cell-content()=&quot;lime&quot;" style:apply-style-name="Excel_5f_CondFormat_5f_1_5f_1_5f_11" style:base-cell-address="Tabelle1.L1"/>
      <style:map style:condition="cell-content()=&quot;green&quot;" style:apply-style-name="Excel_5f_CondFormat_5f_1_5f_1_5f_12" style:base-cell-address="Tabelle1.L1"/>
      <style:map style:condition="cell-content()=&quot;aqua&quot;" style:apply-style-name="Excel_5f_CondFormat_5f_1_5f_1_5f_13" style:base-cell-address="Tabelle1.L1"/>
      <style:map style:condition="cell-content()=&quot;teal&quot;" style:apply-style-name="Excel_5f_CondFormat_5f_1_5f_1_5f_14" style:base-cell-address="Tabelle1.L1"/>
      <style:map style:condition="cell-content()=&quot;blue&quot;" style:apply-style-name="Excel_5f_CondFormat_5f_1_5f_1_5f_15" style:base-cell-address="Tabelle1.L1"/>
      <style:map style:condition="cell-content()=&quot;navy&quot;" style:apply-style-name="Excel_5f_CondFormat_5f_1_5f_1_5f_16" style:base-cell-address="Tabelle1.L1"/>
      <style:map style:condition="cell-content()=&quot;fuchsia&quot;" style:apply-style-name="Excel_5f_CondFormat_5f_1_5f_1_5f_17" style:base-cell-address="Tabelle1.L1"/>
      <style:map style:condition="cell-content()=&quot;purple&quot;" style:apply-style-name="Excel_5f_CondFormat_5f_1_5f_1_5f_18" style:base-cell-address="Tabelle1.L1"/>
      <style:map style:condition="cell-content()=&quot;orange&quot;" style:apply-style-name="Excel_5f_CondFormat_5f_1_5f_1_5f_19" style:base-cell-address="Tabelle1.L1"/>
      <style:map style:condition="cell-content()=&quot;darkbrown&quot;" style:apply-style-name="Excel_5f_CondFormat_5f_1_5f_1_5f_20" style:base-cell-address="Tabelle1.L1"/>
      <style:map style:condition="cell-content()=&quot;brown&quot;" style:apply-style-name="Excel_5f_CondFormat_5f_1_5f_1_5f_21" style:base-cell-address="Tabelle1.L1"/>
      <style:map style:condition="cell-content()=&quot;lightbrown&quot;" style:apply-style-name="Excel_5f_CondFormat_5f_1_5f_1_5f_22" style:base-cell-address="Tabelle1.L1"/>
      <style:map style:condition="cell-content()=&quot;lightred&quot;" style:apply-style-name="Excel_5f_CondFormat_5f_1_5f_1_5f_23" style:base-cell-address="Tabelle1.L1"/>
      <style:map style:condition="cell-content()=&quot;lightyellow&quot;" style:apply-style-name="Excel_5f_CondFormat_5f_1_5f_1_5f_24" style:base-cell-address="Tabelle1.L1"/>
      <style:map style:condition="cell-content()=&quot;lightgreen&quot;" style:apply-style-name="Excel_5f_CondFormat_5f_1_5f_1_5f_25" style:base-cell-address="Tabelle1.L1"/>
      <style:map style:condition="cell-content()=&quot;lightblue&quot;" style:apply-style-name="Excel_5f_CondFormat_5f_1_5f_1_5f_26" style:base-cell-address="Tabelle1.L1"/>
      <style:map style:condition="cell-content()=&quot;lightteal&quot;" style:apply-style-name="Excel_5f_CondFormat_5f_1_5f_1_5f_27" style:base-cell-address="Tabelle1.L1"/>
      <style:map style:condition="cell-content()=&quot;lightestteal&quot;" style:apply-style-name="Excel_5f_CondFormat_5f_1_5f_1_5f_28" style:base-cell-address="Tabelle1.L1"/>
      <style:map style:condition="cell-content()=&quot;darkestbrown&quot;" style:apply-style-name="Excel_5f_CondFormat_5f_1_5f_1_5f_29" style:base-cell-address="Tabelle1.L1"/>
      <style:map style:condition="cell-content()=&quot;darkestred&quot;" style:apply-style-name="Excel_5f_CondFormat_5f_1_5f_1_5f_30" style:base-cell-address="Tabelle1.L1"/>
      <style:map style:condition="cell-content()=&quot;lightestyellow&quot;" style:apply-style-name="Excel_5f_CondFormat_5f_1_5f_1_5f_31" style:base-cell-address="Tabelle1.L1"/>
      <style:map style:condition="cell-content()=&quot;lightestgreen&quot;" style:apply-style-name="Excel_5f_CondFormat_5f_1_5f_1_5f_32" style:base-cell-address="Tabelle1.L1"/>
      <style:map style:condition="cell-content()=&quot;lightestred&quot;" style:apply-style-name="Excel_5f_CondFormat_5f_1_5f_1_5f_33" style:base-cell-address="Tabelle1.L1"/>
      <style:map style:condition="cell-content()=&quot;lightestgrey&quot;" style:apply-style-name="Excel_5f_CondFormat_5f_1_5f_1_5f_34" style:base-cell-address="Tabelle1.L1"/>
      <style:map style:condition="cell-content()=&quot;darkestgrey&quot;" style:apply-style-name="Excel_5f_CondFormat_5f_1_5f_1_5f_35" style:base-cell-address="Tabelle1.L1"/>
      <style:map style:condition="cell-content()=&quot;schoko&quot;" style:apply-style-name="Excel_5f_CondFormat_5f_1_5f_1_5f_36" style:base-cell-address="Tabelle1.L1"/>
      <style:map style:condition="cell-content()=&quot;lightgold&quot;" style:apply-style-name="Excel_5f_CondFormat_5f_1_5f_1_5f_37" style:base-cell-address="Tabelle1.L1"/>
      <style:map style:condition="cell-content()=&quot;lightestgold&quot;" style:apply-style-name="Excel_5f_CondFormat_5f_1_5f_1_5f_38" style:base-cell-address="Tabelle1.L1"/>
      <style:map style:condition="cell-content()=&quot;lightestblue&quot;" style:apply-style-name="Excel_5f_CondFormat_5f_1_5f_1_5f_39" style:base-cell-address="Tabelle1.L1"/>
    </style:style>
    <style:style style:name="ce13" style:family="table-cell" style:parent-style-name="Default" style:data-style-name="N100">
      <style:table-cell-properties style:diagonal-bl-tr="none" style:diagonal-tl-br="none" fo:border="0.74pt solid #000000" fo:padding="0.071cm" style:rotation-align="none"/>
    </style:style>
    <style:style style:name="gr1" style:family="graphic">
      <style:graphic-properties draw:stroke="solid" svg:stroke-width="0.026cm" svg:stroke-color="#3465a4" draw:marker-start="msArrowEnd_20_5" draw:marker-start-width="0.21cm" draw:marker-start-center="false" svg:stroke-opacity="100%" draw:stroke-linejoin="round" svg:stroke-linecap="square" draw:fill="solid" draw:fill-color="#ffffc0" draw:textarea-horizontal-align="justify" draw:textarea-vertical-align="top" draw:auto-grow-height="false" draw:auto-grow-width="false" fo:padding-top="0.056cm" fo:padding-bottom="0.056cm" fo:padding-left="0.056cm" fo:padding-right="0.056cm" fo:wrap-option="no-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Tabelle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4"/>
        <table:table-column table:style-name="co3" table:default-cell-style-name="ce6"/>
        <table:table-column table:style-name="co4" table:default-cell-style-name="ce6"/>
        <table:table-column table:style-name="co5" table:default-cell-style-name="ce8"/>
        <table:table-column table:style-name="co6" table:default-cell-style-name="ce8"/>
        <table:table-column table:style-name="co7" table:default-cell-style-name="ce2"/>
        <table:table-column table:style-name="co8" table:number-columns-repeated="2" table:default-cell-style-name="ce2"/>
        <table:table-column table:style-name="co9" table:default-cell-style-name="ce2"/>
        <table:table-column table:style-name="co10" table:default-cell-style-name="ce2"/>
        <table:table-column table:style-name="co7" table:default-cell-style-name="ce13"/>
        <table:table-column table:style-name="co7" table:number-columns-repeated="245" table:default-cell-style-name="ce2"/>
        <table:table-column table:style-name="co7" table:number-columns-repeated="767" table:default-cell-style-name="Default"/>
        <table:table-row table:style-name="ro1">
          <table:table-cell table:style-name="ce1" office:value-type="string" calcext:value-type="string">
            <office:annotation draw:style-name="gr1" draw:text-style-name="P1" svg:width="2.916cm" svg:height="0.872cm" svg:x="6.768cm" svg:y="0cm" draw:caption-point-x="-0.598cm" draw:caption-point-y="0.01cm">
              <dc:date>2017-01-09T00:00:00</dc:date>
              <text:p text:style-name="P1"><text:span text:style-name="T1">Name des Produkts</text:span></text:p>
            </office:annotation>
            <text:p>Name</text:p>
          </table:table-cell>
          <table:table-cell table:style-name="ce3" office:value-type="string" calcext:value-type="string">
            <office:annotation draw:style-name="gr1" draw:text-style-name="P1" svg:width="2.988cm" svg:height="3.254cm" svg:x="2.77cm" svg:y="1.244cm" draw:caption-point-x="5.526cm" draw:caption-point-y="-1.234cm">
              <dc:date>2017-01-09T00:00:00</dc:date>
              <text:p text:style-name="P1"><text:span text:style-name="T1">Preise der Ware (ob Brutto oder Netto Preise verwendet werden, muss beim Schicken der Datei mitgeteilt werden)</text:span></text:p>
            </office:annotation>
            <text:p>Preis</text:p>
          </table:table-cell>
          <table:table-cell table:style-name="ce5" office:value-type="string" calcext:value-type="string">
            <text:p>Einheit</text:p>
          </table:table-cell>
          <table:table-cell table:style-name="ce5" office:value-type="string" calcext:value-type="string">
            <office:annotation draw:style-name="gr1" draw:text-style-name="P1" svg:width="2.919cm" svg:height="1.217cm" svg:x="12.193cm" svg:y="1.058cm" draw:caption-point-x="-0.934cm" draw:caption-point-y="-1.048cm">
              <dc:date>2017-01-09T00:00:00</dc:date>
              <text:p text:style-name="P1"><text:span text:style-name="T1">Umsatzsteuer des Produkts: 10 , 13, 20</text:span></text:p>
            </office:annotation>
            <text:p>Ust</text:p>
          </table:table-cell>
          <table:table-cell table:style-name="ce7" office:value-type="string" calcext:value-type="string">
            <office:annotation draw:style-name="gr1" draw:text-style-name="P1" svg:width="2.881cm" svg:height="5.001cm" svg:x="8.334cm" svg:y="0.953cm" draw:caption-point-x="6.56cm" draw:caption-point-y="-0.943cm">
              <dc:date>2017-01-09T00:00:00</dc:date>
              <text:p text:style-name="P1"><text:span text:style-name="T1">Die interne Kategorie des Produkts wird nicht auf der Kassa angezeigt. </text:span></text:p>
              <text:p text:style-name="P1"><text:span text:style-name="T1"/></text:p>
              <text:p text:style-name="P1"><text:span text:style-name="T1">Über die internen Produktkategorien werden die Erlös- und Aufwandskonten gesteuert</text:span></text:p>
            </office:annotation>
            <text:p>Hauptkategorie</text:p>
          </table:table-cell>
          <table:table-cell table:style-name="ce7" office:value-type="string" calcext:value-type="string">
            <office:annotation draw:style-name="gr1" draw:text-style-name="P1" svg:width="2.918cm" svg:height="1.217cm" svg:x="12.249cm" svg:y="0.979cm" draw:caption-point-x="5.469cm" draw:caption-point-y="-0.969cm">
              <dc:date>2017-01-09T00:00:00</dc:date>
              <text:p text:style-name="P1"><text:span text:style-name="T1">Die Kassen-Produktkategorie für die Auswahl</text:span></text:p>
            </office:annotation>
            <text:p>Unterkategorie</text:p>
          </table:table-cell>
          <table:table-cell table:style-name="ce1" office:value-type="string" calcext:value-type="string">
            <office:annotation draw:style-name="gr1" draw:text-style-name="P1" svg:width="2.919cm" svg:height="1.217cm" svg:x="14.653cm" svg:y="3.069cm" draw:caption-point-x="5.33cm" draw:caption-point-y="-3.059cm">
              <dc:date>2017-01-09T00:00:00</dc:date>
              <text:p text:style-name="P1"><text:span text:style-name="T1">Soll die Ware gewogen werden?</text:span></text:p>
            </office:annotation>
            <text:p>Wiegung</text:p>
          </table:table-cell>
          <table:table-cell table:style-name="ce1" office:value-type="string" calcext:value-type="string">
            <text:p>Kurzbezeichnung</text:p>
          </table:table-cell>
          <table:table-cell table:style-name="ce1" office:value-type="string" calcext:value-type="string">
            <office:annotation draw:style-name="gr1" draw:text-style-name="P1" svg:width="2.951cm" svg:height="1.88cm" svg:x="25.114cm" svg:y="2.275cm" draw:caption-point-x="3.932cm" draw:caption-point-y="-2.265cm">
              <dc:date>2017-01-09T00:00:00</dc:date>
              <text:p text:style-name="P1"><text:span text:style-name="T1">Produkt- Kurzbezeichnung bzw. interne Artikel- Bezeichnung</text:span></text:p>
            </office:annotation>
            <text:p>Code</text:p>
          </table:table-cell>
          <table:table-cell table:style-name="ce1" office:value-type="string" calcext:value-type="string">
            <office:annotation draw:style-name="gr1" draw:text-style-name="P1" svg:width="2.956cm" svg:height="0.529cm" svg:x="34.62cm" svg:y="0cm" draw:caption-point-x="-0.596cm" draw:caption-point-y="0.01cm">
              <dc:date>2017-01-09T00:00:00</dc:date>
              <text:p text:style-name="P1"><text:span text:style-name="T1">EAN13 Code</text:span></text:p>
            </office:annotation>
            <text:p>EAN13</text:p>
          </table:table-cell>
          <table:table-cell table:style-name="ce1" office:value-type="string" calcext:value-type="string">
            <text:p>Nachkommastellen</text:p>
          </table:table-cell>
          <table:table-cell table:style-name="ce10" office:value-type="string" calcext:value-type="string">
            <text:p>Farb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+ Zitrone</text:p>
          </table:table-cell>
          <table:table-cell office:value-type="float" office:value="0.4" calcext:value-type="float">
            <text:p>0,40</text:p>
          </table:table-cell>
          <table:table-cell office:value-type="string" calcext:value-type="string">
            <text:p>St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number-columns-repeated="6"/>
          <table:table-cell table:style-name="ce11" office:value-type="string" calcext:value-type="string">
            <text:p>whit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+ Orange </text:p>
          </table:table-cell>
          <table:table-cell office:value-type="float" office:value="0.4" calcext:value-type="float">
            <text:p>0,40</text:p>
          </table:table-cell>
          <table:table-cell office:value-type="string" calcext:value-type="string">
            <text:p>St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number-columns-repeated="6"/>
          <table:table-cell table:style-name="ce11" office:value-type="string" calcext:value-type="string">
            <text:p>silv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+ Milch</text:p>
          </table:table-cell>
          <table:table-cell office:value-type="float" office:value="0.4" calcext:value-type="float">
            <text:p>0,40</text:p>
          </table:table-cell>
          <table:table-cell office:value-type="string" calcext:value-type="string">
            <text:p>St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number-columns-repeated="6"/>
          <table:table-cell table:style-name="ce11" office:value-type="string" calcext:value-type="string">
            <text:p>gre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+ Zitrone</text:p>
          </table:table-cell>
          <table:table-cell office:value-type="float" office:value="0.4" calcext:value-type="float">
            <text:p>0,40</text:p>
          </table:table-cell>
          <table:table-cell office:value-type="string" calcext:value-type="string">
            <text:p>St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number-columns-repeated="6"/>
          <table:table-cell table:style-name="ce11" office:value-type="string" calcext:value-type="string">
            <text:p>black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Kleiner Brauner</text:p>
          </table:table-cell>
          <table:table-cell office:value-type="float" office:value="2.2" calcext:value-type="float">
            <text:p>2,20</text:p>
          </table:table-cell>
          <table:table-cell office:value-type="string" calcext:value-type="string">
            <text:p>T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eiß- Getränk</text:p>
          </table:table-cell>
          <table:table-cell office:value-type="string" calcext:value-type="string">
            <text:p>Kaffee 1</text:p>
          </table:table-cell>
          <table:table-cell table:number-columns-repeated="5"/>
          <table:table-cell table:style-name="ce11" office:value-type="string" calcext:value-type="string">
            <text:p>r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Kleiner Macchiato</text:p>
          </table:table-cell>
          <table:table-cell office:value-type="float" office:value="2.4" calcext:value-type="float">
            <text:p>2,40</text:p>
          </table:table-cell>
          <table:table-cell office:value-type="string" calcext:value-type="string">
            <text:p>T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eiß- Getränk</text:p>
          </table:table-cell>
          <table:table-cell office:value-type="string" calcext:value-type="string">
            <text:p>Kaffee 1</text:p>
          </table:table-cell>
          <table:table-cell table:number-columns-repeated="5"/>
          <table:table-cell table:style-name="ce11" office:value-type="string" calcext:value-type="string">
            <text:p>maroo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elange</text:p>
          </table:table-cell>
          <table:table-cell office:value-type="float" office:value="2.6" calcext:value-type="float">
            <text:p>2,60</text:p>
          </table:table-cell>
          <table:table-cell office:value-type="string" calcext:value-type="string">
            <text:p>T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eiß- Getränk</text:p>
          </table:table-cell>
          <table:table-cell office:value-type="string" calcext:value-type="string">
            <text:p>Kaffee 1</text:p>
          </table:table-cell>
          <table:table-cell table:number-columns-repeated="5"/>
          <table:table-cell table:style-name="ce11" office:value-type="string" calcext:value-type="string">
            <text:p>yello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auskaffee</text:p>
          </table:table-cell>
          <table:table-cell office:value-type="float" office:value="3" calcext:value-type="float">
            <text:p>3,00</text:p>
          </table:table-cell>
          <table:table-cell office:value-type="string" calcext:value-type="string">
            <text:p>T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eiß- Getränk</text:p>
          </table:table-cell>
          <table:table-cell office:value-type="string" calcext:value-type="string">
            <text:p>Kaffee 1</text:p>
          </table:table-cell>
          <table:table-cell table:number-columns-repeated="5"/>
          <table:table-cell table:style-name="ce11" office:value-type="string" calcext:value-type="string">
            <text:p>oliv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appuccino</text:p>
          </table:table-cell>
          <table:table-cell office:value-type="float" office:value="3" calcext:value-type="float">
            <text:p>3,00</text:p>
          </table:table-cell>
          <table:table-cell office:value-type="string" calcext:value-type="string">
            <text:p>T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eiß- Getränk</text:p>
          </table:table-cell>
          <table:table-cell office:value-type="string" calcext:value-type="string">
            <text:p>Kaffee 1</text:p>
          </table:table-cell>
          <table:table-cell table:number-columns-repeated="5"/>
          <table:table-cell table:style-name="ce11" office:value-type="string" calcext:value-type="string">
            <text:p>lim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appuccino Italiano</text:p>
          </table:table-cell>
          <table:table-cell office:value-type="float" office:value="3" calcext:value-type="float">
            <text:p>3,00</text:p>
          </table:table-cell>
          <table:table-cell office:value-type="string" calcext:value-type="string">
            <text:p>T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eiß- Getränk</text:p>
          </table:table-cell>
          <table:table-cell office:value-type="string" calcext:value-type="string">
            <text:p>Kaffee 1</text:p>
          </table:table-cell>
          <table:table-cell table:number-columns-repeated="5"/>
          <table:table-cell table:style-name="ce11" office:value-type="string" calcext:value-type="string">
            <text:p>gree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ranziskaner</text:p>
          </table:table-cell>
          <table:table-cell office:value-type="float" office:value="2.8" calcext:value-type="float">
            <text:p>2,80</text:p>
          </table:table-cell>
          <table:table-cell office:value-type="string" calcext:value-type="string">
            <text:p>T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eiß- Getränk</text:p>
          </table:table-cell>
          <table:table-cell office:value-type="string" calcext:value-type="string">
            <text:p>Kaffee 1</text:p>
          </table:table-cell>
          <table:table-cell table:number-columns-repeated="5"/>
          <table:table-cell table:style-name="ce11" office:value-type="string" calcext:value-type="string">
            <text:p>aqua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lchkaffee</text:p>
          </table:table-cell>
          <table:table-cell office:value-type="float" office:value="2.9" calcext:value-type="float">
            <text:p>2,90</text:p>
          </table:table-cell>
          <table:table-cell office:value-type="string" calcext:value-type="string">
            <text:p>T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eiß- Getränk</text:p>
          </table:table-cell>
          <table:table-cell office:value-type="string" calcext:value-type="string">
            <text:p>Kaffee 2</text:p>
          </table:table-cell>
          <table:table-cell table:number-columns-repeated="5"/>
          <table:table-cell table:style-name="ce11" office:value-type="string" calcext:value-type="string">
            <text:p>tea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Verlängerter laktosefrei</text:p>
          </table:table-cell>
          <table:table-cell office:value-type="float" office:value="2.7" calcext:value-type="float">
            <text:p>2,70</text:p>
          </table:table-cell>
          <table:table-cell office:value-type="string" calcext:value-type="string">
            <text:p>T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eiß- Getränk</text:p>
          </table:table-cell>
          <table:table-cell office:value-type="string" calcext:value-type="string">
            <text:p>Kaffee 2</text:p>
          </table:table-cell>
          <table:table-cell/>
          <table:table-cell office:value-type="string" calcext:value-type="string">
            <text:p>Verläng. Laktfrei</text:p>
          </table:table-cell>
          <table:table-cell table:number-columns-repeated="3"/>
          <table:table-cell table:style-name="ce11" office:value-type="string" calcext:value-type="string">
            <text:p>blu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istretto</text:p>
          </table:table-cell>
          <table:table-cell office:value-type="float" office:value="2.2" calcext:value-type="float">
            <text:p>2,20</text:p>
          </table:table-cell>
          <table:table-cell office:value-type="string" calcext:value-type="string">
            <text:p>T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eiß- Getränk</text:p>
          </table:table-cell>
          <table:table-cell office:value-type="string" calcext:value-type="string">
            <text:p>Kaffee 2</text:p>
          </table:table-cell>
          <table:table-cell table:number-columns-repeated="5"/>
          <table:table-cell table:style-name="ce11" office:value-type="string" calcext:value-type="string">
            <text:p>nav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roßer Brauner</text:p>
          </table:table-cell>
          <table:table-cell office:value-type="float" office:value="3.3" calcext:value-type="float">
            <text:p>3,30</text:p>
          </table:table-cell>
          <table:table-cell office:value-type="string" calcext:value-type="string">
            <text:p>T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eiß- Getränk</text:p>
          </table:table-cell>
          <table:table-cell office:value-type="string" calcext:value-type="string">
            <text:p>Kaffee 2</text:p>
          </table:table-cell>
          <table:table-cell table:number-columns-repeated="5"/>
          <table:table-cell table:style-name="ce11" office:value-type="string" calcext:value-type="string">
            <text:p>fuchsia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Verlängerter Braun</text:p>
          </table:table-cell>
          <table:table-cell office:value-type="float" office:value="2.5" calcext:value-type="float">
            <text:p>2,50</text:p>
          </table:table-cell>
          <table:table-cell office:value-type="string" calcext:value-type="string">
            <text:p>T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eiß- Getränk</text:p>
          </table:table-cell>
          <table:table-cell office:value-type="string" calcext:value-type="string">
            <text:p>Kaffee 2</text:p>
          </table:table-cell>
          <table:table-cell table:number-columns-repeated="5"/>
          <table:table-cell table:style-name="ce11" office:value-type="string" calcext:value-type="string">
            <text:p>purpl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afe Latte</text:p>
          </table:table-cell>
          <table:table-cell office:value-type="float" office:value="3.2" calcext:value-type="float">
            <text:p>3,20</text:p>
          </table:table-cell>
          <table:table-cell office:value-type="string" calcext:value-type="string">
            <text:p>T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eiß- Getränk</text:p>
          </table:table-cell>
          <table:table-cell office:value-type="string" calcext:value-type="string">
            <text:p>Kaffee 2</text:p>
          </table:table-cell>
          <table:table-cell table:number-columns-repeated="5"/>
          <table:table-cell table:style-name="ce11" office:value-type="string" calcext:value-type="string">
            <text:p>darkbr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rish Coffee</text:p>
          </table:table-cell>
          <table:table-cell office:value-type="float" office:value="4.9" calcext:value-type="float">
            <text:p>4,90</text:p>
          </table:table-cell>
          <table:table-cell office:value-type="string" calcext:value-type="string">
            <text:p>T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eiß- Getränk</text:p>
          </table:table-cell>
          <table:table-cell office:value-type="string" calcext:value-type="string">
            <text:p>Kaffee 2</text:p>
          </table:table-cell>
          <table:table-cell table:number-columns-repeated="5"/>
          <table:table-cell table:style-name="ce11" office:value-type="string" calcext:value-type="string">
            <text:p>br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ileys Cappuccino</text:p>
          </table:table-cell>
          <table:table-cell office:value-type="float" office:value="4.5" calcext:value-type="float">
            <text:p>4,50</text:p>
          </table:table-cell>
          <table:table-cell office:value-type="string" calcext:value-type="string">
            <text:p>T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eiß- Getränk</text:p>
          </table:table-cell>
          <table:table-cell office:value-type="string" calcext:value-type="string">
            <text:p>Kaffee 3</text:p>
          </table:table-cell>
          <table:table-cell table:number-columns-repeated="5"/>
          <table:table-cell table:style-name="ce11" office:value-type="string" calcext:value-type="string">
            <text:p>lightbr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ileys Latte</text:p>
          </table:table-cell>
          <table:table-cell office:value-type="float" office:value="4.5" calcext:value-type="float">
            <text:p>4,50</text:p>
          </table:table-cell>
          <table:table-cell office:value-type="string" calcext:value-type="string">
            <text:p>T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eiß- Getränk</text:p>
          </table:table-cell>
          <table:table-cell office:value-type="string" calcext:value-type="string">
            <text:p>Kaffee 3</text:p>
          </table:table-cell>
          <table:table-cell table:number-columns-repeated="5"/>
          <table:table-cell table:style-name="ce11" office:value-type="string" calcext:value-type="string">
            <text:p>lightr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inspänner</text:p>
          </table:table-cell>
          <table:table-cell office:value-type="float" office:value="3" calcext:value-type="float">
            <text:p>3,00</text:p>
          </table:table-cell>
          <table:table-cell office:value-type="string" calcext:value-type="string">
            <text:p>T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eiß- Getränk</text:p>
          </table:table-cell>
          <table:table-cell office:value-type="string" calcext:value-type="string">
            <text:p>Kaffee 3</text:p>
          </table:table-cell>
          <table:table-cell table:number-columns-repeated="5"/>
          <table:table-cell table:style-name="ce11" office:value-type="string" calcext:value-type="string">
            <text:p>lightyello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afe Corretto</text:p>
          </table:table-cell>
          <table:table-cell office:value-type="float" office:value="3.8" calcext:value-type="float">
            <text:p>3,80</text:p>
          </table:table-cell>
          <table:table-cell office:value-type="string" calcext:value-type="string">
            <text:p>T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eiß- Getränk</text:p>
          </table:table-cell>
          <table:table-cell office:value-type="string" calcext:value-type="string">
            <text:p>Kaffee 3</text:p>
          </table:table-cell>
          <table:table-cell table:number-columns-repeated="5"/>
          <table:table-cell table:style-name="ce11" office:value-type="string" calcext:value-type="string">
            <text:p>lightgree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ee </text:p>
          </table:table-cell>
          <table:table-cell office:value-type="float" office:value="2.4" calcext:value-type="float">
            <text:p>2,40</text:p>
          </table:table-cell>
          <table:table-cell office:value-type="string" calcext:value-type="string">
            <text:p>T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eiß- Getränk</text:p>
          </table:table-cell>
          <table:table-cell office:value-type="string" calcext:value-type="string">
            <text:p>Tee</text:p>
          </table:table-cell>
          <table:table-cell table:number-columns-repeated="5"/>
          <table:table-cell table:style-name="ce11" office:value-type="string" calcext:value-type="string">
            <text:p>lightblu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ee mit Rum/Schnaps</text:p>
          </table:table-cell>
          <table:table-cell office:value-type="float" office:value="3.8" calcext:value-type="float">
            <text:p>3,80</text:p>
          </table:table-cell>
          <table:table-cell office:value-type="string" calcext:value-type="string">
            <text:p>T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eiß- Getränk</text:p>
          </table:table-cell>
          <table:table-cell office:value-type="string" calcext:value-type="string">
            <text:p>Tee</text:p>
          </table:table-cell>
          <table:table-cell/>
          <table:table-cell office:value-type="string" calcext:value-type="string">
            <text:p>Tee +Rum</text:p>
          </table:table-cell>
          <table:table-cell table:number-columns-repeated="3"/>
          <table:table-cell table:style-name="ce11" office:value-type="string" calcext:value-type="string">
            <text:p>lightestblu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eiße Schokolade mit Schlag</text:p>
          </table:table-cell>
          <table:table-cell office:value-type="float" office:value="3.2" calcext:value-type="float">
            <text:p>3,20</text:p>
          </table:table-cell>
          <table:table-cell office:value-type="string" calcext:value-type="string">
            <text:p>T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eiß- Getränk</text:p>
          </table:table-cell>
          <table:table-cell office:value-type="string" calcext:value-type="string">
            <text:p>Schoko</text:p>
          </table:table-cell>
          <table:table-cell/>
          <table:table-cell office:value-type="string" calcext:value-type="string">
            <text:p>Schoko Schlag</text:p>
          </table:table-cell>
          <table:table-cell table:number-columns-repeated="3"/>
          <table:table-cell table:style-name="ce11" office:value-type="string" calcext:value-type="string">
            <text:p>lighttea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eiße Schokolade mit Schaum</text:p>
          </table:table-cell>
          <table:table-cell office:value-type="float" office:value="2.9" calcext:value-type="float">
            <text:p>2,90</text:p>
          </table:table-cell>
          <table:table-cell office:value-type="string" calcext:value-type="string">
            <text:p>T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eiß- Getränk</text:p>
          </table:table-cell>
          <table:table-cell office:value-type="string" calcext:value-type="string">
            <text:p>Schoko</text:p>
          </table:table-cell>
          <table:table-cell/>
          <table:table-cell office:value-type="string" calcext:value-type="string">
            <text:p>Schoko Schaum</text:p>
          </table:table-cell>
          <table:table-cell table:number-columns-repeated="3"/>
          <table:table-cell table:style-name="ce11" office:value-type="string" calcext:value-type="string">
            <text:p>lightesttea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eiße Schokolade mit Schlag &amp; Rum</text:p>
          </table:table-cell>
          <table:table-cell office:value-type="float" office:value="4.5" calcext:value-type="float">
            <text:p>4,50</text:p>
          </table:table-cell>
          <table:table-cell office:value-type="string" calcext:value-type="string">
            <text:p>T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eiß- Getränk</text:p>
          </table:table-cell>
          <table:table-cell office:value-type="string" calcext:value-type="string">
            <text:p>Schoko</text:p>
          </table:table-cell>
          <table:table-cell/>
          <table:table-cell office:value-type="string" calcext:value-type="string">
            <text:p>Schoko Schlag/Rum</text:p>
          </table:table-cell>
          <table:table-cell table:number-columns-repeated="3"/>
          <table:table-cell table:style-name="ce11" office:value-type="string" calcext:value-type="string">
            <text:p>darkestbr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ileys Schokolade</text:p>
          </table:table-cell>
          <table:table-cell office:value-type="float" office:value="4.5" calcext:value-type="float">
            <text:p>4,50</text:p>
          </table:table-cell>
          <table:table-cell office:value-type="string" calcext:value-type="string">
            <text:p>T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eiß- Getränk</text:p>
          </table:table-cell>
          <table:table-cell office:value-type="string" calcext:value-type="string">
            <text:p>Schoko</text:p>
          </table:table-cell>
          <table:table-cell/>
          <table:table-cell office:value-type="string" calcext:value-type="string">
            <text:p>Schoko Baileys</text:p>
          </table:table-cell>
          <table:table-cell table:number-columns-repeated="3"/>
          <table:table-cell table:style-name="ce11" office:value-type="string" calcext:value-type="string">
            <text:p>darkestr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,25l Milch warm/kalt</text:p>
          </table:table-cell>
          <table:table-cell office:value-type="float" office:value="1.8" calcext:value-type="float">
            <text:p>1,80</text:p>
          </table:table-cell>
          <table:table-cell office:value-type="string" calcext:value-type="string">
            <text:p>G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eiß- Getränk</text:p>
          </table:table-cell>
          <table:table-cell office:value-type="string" calcext:value-type="string">
            <text:p>Schoko</text:p>
          </table:table-cell>
          <table:table-cell/>
          <table:table-cell office:value-type="string" calcext:value-type="string">
            <text:p>Milch</text:p>
          </table:table-cell>
          <table:table-cell table:number-columns-repeated="3"/>
          <table:table-cell table:style-name="ce11" office:value-type="string" calcext:value-type="string">
            <text:p>lightestyello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Kokosmilch mit Schlag</text:p>
          </table:table-cell>
          <table:table-cell office:value-type="float" office:value="3.8" calcext:value-type="float">
            <text:p>3,80</text:p>
          </table:table-cell>
          <table:table-cell office:value-type="string" calcext:value-type="string">
            <text:p>G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lch- Getränk</text:p>
          </table:table-cell>
          <table:table-cell table:number-columns-repeated="2"/>
          <table:table-cell office:value-type="string" calcext:value-type="string">
            <text:p>Kokos +Schlag</text:p>
          </table:table-cell>
          <table:table-cell table:number-columns-repeated="3"/>
          <table:table-cell table:style-name="ce11" office:value-type="string" calcext:value-type="string">
            <text:p>lightestgree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Kokosmilch ohne Schlag</text:p>
          </table:table-cell>
          <table:table-cell office:value-type="float" office:value="3.2" calcext:value-type="float">
            <text:p>3,20</text:p>
          </table:table-cell>
          <table:table-cell office:value-type="string" calcext:value-type="string">
            <text:p>G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lch- Getränk</text:p>
          </table:table-cell>
          <table:table-cell table:number-columns-repeated="2"/>
          <table:table-cell office:value-type="string" calcext:value-type="string">
            <text:p>Kokos -Schlag</text:p>
          </table:table-cell>
          <table:table-cell table:number-columns-repeated="3"/>
          <table:table-cell table:style-name="ce11" office:value-type="string" calcext:value-type="string">
            <text:p>lightestr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chokomilch ohne Schlag</text:p>
          </table:table-cell>
          <table:table-cell office:value-type="float" office:value="3.2" calcext:value-type="float">
            <text:p>3,20</text:p>
          </table:table-cell>
          <table:table-cell office:value-type="string" calcext:value-type="string">
            <text:p>G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lch- Getränk</text:p>
          </table:table-cell>
          <table:table-cell table:number-columns-repeated="2"/>
          <table:table-cell office:value-type="string" calcext:value-type="string">
            <text:p>Schoko +Schlag</text:p>
          </table:table-cell>
          <table:table-cell table:number-columns-repeated="3"/>
          <table:table-cell table:style-name="ce11" office:value-type="string" calcext:value-type="string">
            <text:p>lightestgre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chokomilch mit Schlag</text:p>
          </table:table-cell>
          <table:table-cell office:value-type="float" office:value="3.8" calcext:value-type="float">
            <text:p>3,80</text:p>
          </table:table-cell>
          <table:table-cell office:value-type="string" calcext:value-type="string">
            <text:p>G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lch- Getränk</text:p>
          </table:table-cell>
          <table:table-cell table:number-columns-repeated="2"/>
          <table:table-cell office:value-type="string" calcext:value-type="string">
            <text:p>Schoko -Schlag</text:p>
          </table:table-cell>
          <table:table-cell table:number-columns-repeated="3"/>
          <table:table-cell table:style-name="ce11" office:value-type="string" calcext:value-type="string">
            <text:p>darkestgre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rdbeermilch mit Schlag</text:p>
          </table:table-cell>
          <table:table-cell office:value-type="float" office:value="3.8" calcext:value-type="float">
            <text:p>3,80</text:p>
          </table:table-cell>
          <table:table-cell office:value-type="string" calcext:value-type="string">
            <text:p>G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lch- Getränk</text:p>
          </table:table-cell>
          <table:table-cell table:number-columns-repeated="2"/>
          <table:table-cell office:value-type="string" calcext:value-type="string">
            <text:p>Erdbeer +Schlag</text:p>
          </table:table-cell>
          <table:table-cell table:number-columns-repeated="3"/>
          <table:table-cell table:style-name="ce11" office:value-type="string" calcext:value-type="string">
            <text:p>schoko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rdbeermilch ohne Schlag</text:p>
          </table:table-cell>
          <table:table-cell office:value-type="float" office:value="3.2" calcext:value-type="float">
            <text:p>3,20</text:p>
          </table:table-cell>
          <table:table-cell office:value-type="string" calcext:value-type="string">
            <text:p>G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lch- Getränk</text:p>
          </table:table-cell>
          <table:table-cell table:number-columns-repeated="2"/>
          <table:table-cell office:value-type="string" calcext:value-type="string">
            <text:p>Erdbeer -Schlag</text:p>
          </table:table-cell>
          <table:table-cell table:number-columns-repeated="3"/>
          <table:table-cell table:style-name="ce11" office:value-type="string" calcext:value-type="string">
            <text:p>lightgol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anenmilch mit Schlag</text:p>
          </table:table-cell>
          <table:table-cell office:value-type="float" office:value="3.8" calcext:value-type="float">
            <text:p>3,80</text:p>
          </table:table-cell>
          <table:table-cell office:value-type="string" calcext:value-type="string">
            <text:p>G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lch- Getränk</text:p>
          </table:table-cell>
          <table:table-cell table:number-columns-repeated="2"/>
          <table:table-cell office:value-type="string" calcext:value-type="string">
            <text:p>Banane +Schlag</text:p>
          </table:table-cell>
          <table:table-cell table:number-columns-repeated="3"/>
          <table:table-cell table:style-name="ce11" office:value-type="string" calcext:value-type="string">
            <text:p>lightestgol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anenmilch ohne Schlag</text:p>
          </table:table-cell>
          <table:table-cell office:value-type="float" office:value="3.2" calcext:value-type="float">
            <text:p>3,20</text:p>
          </table:table-cell>
          <table:table-cell office:value-type="string" calcext:value-type="string">
            <text:p>G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lch- Getränk</text:p>
          </table:table-cell>
          <table:table-cell table:number-columns-repeated="2"/>
          <table:table-cell office:value-type="string" calcext:value-type="string">
            <text:p>Banane -Schlag</text:p>
          </table:table-cell>
          <table:table-cell table:number-columns-repeated="3"/>
          <table:table-cell table:style-name="ce11" office:value-type="string" calcext:value-type="string">
            <text:p>lightestyello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,3l Rauch Fruchtsaft mit Milch</text:p>
          </table:table-cell>
          <table:table-cell office:value-type="float" office:value="3" calcext:value-type="float">
            <text:p>3,00</text:p>
          </table:table-cell>
          <table:table-cell office:value-type="string" calcext:value-type="string">
            <text:p>G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lch- Getränk</text:p>
          </table:table-cell>
          <table:table-cell table:number-columns-repeated="2"/>
          <table:table-cell office:value-type="string" calcext:value-type="string">
            <text:p>0,3l Rauch +Milch</text:p>
          </table:table-cell>
          <table:table-cell table:number-columns-repeated="3"/>
          <table:table-cell table:style-name="ce11" office:value-type="string" calcext:value-type="string">
            <text:p>lightyello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,5l Rauch Fruchtsaft mit Milch</text:p>
          </table:table-cell>
          <table:table-cell office:value-type="float" office:value="4" calcext:value-type="float">
            <text:p>4,00</text:p>
          </table:table-cell>
          <table:table-cell office:value-type="string" calcext:value-type="string">
            <text:p>G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lch- Getränk</text:p>
          </table:table-cell>
          <table:table-cell table:number-columns-repeated="2"/>
          <table:table-cell office:value-type="string" calcext:value-type="string">
            <text:p>0,5l Rauch +Milch</text:p>
          </table:table-cell>
          <table:table-cell table:number-columns-repeated="3"/>
          <table:table-cell table:style-name="ce11" office:value-type="string" calcext:value-type="string">
            <text:p>lightyello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infach Klassisch</text:p>
          </table:table-cell>
          <table:table-cell office:value-type="float" office:value="3.8" calcext:value-type="float">
            <text:p>3,80</text:p>
          </table:table-cell>
          <table:table-cell office:value-type="string" calcext:value-type="string">
            <text:p>St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ssen, Süßes</text:p>
          </table:table-cell>
          <table:table-cell office:value-type="string" calcext:value-type="string">
            <text:p>Früh- Stück</text:p>
          </table:table-cell>
          <table:table-cell table:number-columns-repeated="5"/>
          <table:table-cell table:style-name="ce12" office:value-type="string" calcext:value-type="string">
            <text:p>lightestyello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rickelndes Frühstück</text:p>
          </table:table-cell>
          <table:table-cell office:value-type="float" office:value="10.8" calcext:value-type="float">
            <text:p>10,80</text:p>
          </table:table-cell>
          <table:table-cell office:value-type="string" calcext:value-type="string">
            <text:p>St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ssen, Süßes</text:p>
          </table:table-cell>
          <table:table-cell office:value-type="string" calcext:value-type="string">
            <text:p>Früh- Stück</text:p>
          </table:table-cell>
          <table:table-cell table:number-columns-repeated="5"/>
          <table:table-cell table:style-name="ce12" office:value-type="string" calcext:value-type="string">
            <text:p>lightestyello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Vitales Frühstück</text:p>
          </table:table-cell>
          <table:table-cell office:value-type="float" office:value="7.8" calcext:value-type="float">
            <text:p>7,80</text:p>
          </table:table-cell>
          <table:table-cell office:value-type="string" calcext:value-type="string">
            <text:p>St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ssen, Süßes</text:p>
          </table:table-cell>
          <table:table-cell office:value-type="string" calcext:value-type="string">
            <text:p>Früh- Stück</text:p>
          </table:table-cell>
          <table:table-cell table:number-columns-repeated="5"/>
          <table:table-cell table:style-name="ce12" office:value-type="string" calcext:value-type="string">
            <text:p>lightestyello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iener Frühstück</text:p>
          </table:table-cell>
          <table:table-cell office:value-type="float" office:value="5.8" calcext:value-type="float">
            <text:p>5,80</text:p>
          </table:table-cell>
          <table:table-cell office:value-type="string" calcext:value-type="string">
            <text:p>St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ssen, Süßes</text:p>
          </table:table-cell>
          <table:table-cell office:value-type="string" calcext:value-type="string">
            <text:p>Früh- Stück</text:p>
          </table:table-cell>
          <table:table-cell table:number-columns-repeated="5"/>
          <table:table-cell table:style-name="ce12" office:value-type="string" calcext:value-type="string">
            <text:p>lightestyello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roßes Frühstück</text:p>
          </table:table-cell>
          <table:table-cell office:value-type="float" office:value="8.8" calcext:value-type="float">
            <text:p>8,80</text:p>
          </table:table-cell>
          <table:table-cell office:value-type="string" calcext:value-type="string">
            <text:p>St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ssen, Süßes</text:p>
          </table:table-cell>
          <table:table-cell office:value-type="string" calcext:value-type="string">
            <text:p>Früh- Stück</text:p>
          </table:table-cell>
          <table:table-cell table:number-columns-repeated="5"/>
          <table:table-cell table:style-name="ce12" office:value-type="string" calcext:value-type="string">
            <text:p>lightestyello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ulaschsuppe mit Gebäck</text:p>
          </table:table-cell>
          <table:table-cell office:value-type="float" office:value="3.8" calcext:value-type="float">
            <text:p>3,80</text:p>
          </table:table-cell>
          <table:table-cell office:value-type="string" calcext:value-type="string">
            <text:p>St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ssen, Süßes</text:p>
          </table:table-cell>
          <table:table-cell office:value-type="string" calcext:value-type="string">
            <text:p>Imbiss</text:p>
          </table:table-cell>
          <table:table-cell/>
          <table:table-cell office:value-type="string" calcext:value-type="string">
            <text:p>Gulasch</text:p>
          </table:table-cell>
          <table:table-cell table:number-columns-repeated="3"/>
          <table:table-cell table:style-name="ce11" office:value-type="string" calcext:value-type="string">
            <text:p>oliv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oast mit Ketchup &amp; Majo</text:p>
          </table:table-cell>
          <table:table-cell office:value-type="float" office:value="2.9" calcext:value-type="float">
            <text:p>2,90</text:p>
          </table:table-cell>
          <table:table-cell office:value-type="string" calcext:value-type="string">
            <text:p>St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ssen, Süßes</text:p>
          </table:table-cell>
          <table:table-cell office:value-type="string" calcext:value-type="string">
            <text:p>Imbiss</text:p>
          </table:table-cell>
          <table:table-cell/>
          <table:table-cell office:value-type="string" calcext:value-type="string">
            <text:p>Toast</text:p>
          </table:table-cell>
          <table:table-cell table:number-columns-repeated="3"/>
          <table:table-cell table:style-name="ce12" office:value-type="string" calcext:value-type="string">
            <text:p>oliv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Kornspitz mit Schinken &amp; Käse</text:p>
          </table:table-cell>
          <table:table-cell office:value-type="float" office:value="3" calcext:value-type="float">
            <text:p>3,00</text:p>
          </table:table-cell>
          <table:table-cell office:value-type="string" calcext:value-type="string">
            <text:p>St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ssen, Süßes</text:p>
          </table:table-cell>
          <table:table-cell office:value-type="string" calcext:value-type="string">
            <text:p>Imbiss</text:p>
          </table:table-cell>
          <table:table-cell/>
          <table:table-cell office:value-type="string" calcext:value-type="string">
            <text:p>Kornspitz gefüllt</text:p>
          </table:table-cell>
          <table:table-cell table:number-columns-repeated="3"/>
          <table:table-cell table:style-name="ce12" office:value-type="string" calcext:value-type="string">
            <text:p>oliv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chinken/Käse Semmel</text:p>
          </table:table-cell>
          <table:table-cell office:value-type="float" office:value="2.2" calcext:value-type="float">
            <text:p>2,20</text:p>
          </table:table-cell>
          <table:table-cell office:value-type="string" calcext:value-type="string">
            <text:p>St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ssen, Süßes</text:p>
          </table:table-cell>
          <table:table-cell office:value-type="string" calcext:value-type="string">
            <text:p>Imbiss</text:p>
          </table:table-cell>
          <table:table-cell/>
          <table:table-cell office:value-type="string" calcext:value-type="string">
            <text:p>Semmel Sch/Käse</text:p>
          </table:table-cell>
          <table:table-cell table:number-columns-repeated="3"/>
          <table:table-cell table:style-name="ce12" office:value-type="string" calcext:value-type="string">
            <text:p>oliv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utter Semmel</text:p>
          </table:table-cell>
          <table:table-cell office:value-type="float" office:value="1.4" calcext:value-type="float">
            <text:p>1,40</text:p>
          </table:table-cell>
          <table:table-cell office:value-type="string" calcext:value-type="string">
            <text:p>St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ssen, Süßes</text:p>
          </table:table-cell>
          <table:table-cell office:value-type="string" calcext:value-type="string">
            <text:p>Imbiss</text:p>
          </table:table-cell>
          <table:table-cell table:number-columns-repeated="5"/>
          <table:table-cell table:style-name="ce12" office:value-type="string" calcext:value-type="string">
            <text:p>oliv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agessuppe </text:p>
          </table:table-cell>
          <table:table-cell office:value-type="float" office:value="3.5" calcext:value-type="float">
            <text:p>3,50</text:p>
          </table:table-cell>
          <table:table-cell office:value-type="string" calcext:value-type="string">
            <text:p>Port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ssen, Süßes</text:p>
          </table:table-cell>
          <table:table-cell office:value-type="string" calcext:value-type="string">
            <text:p>Imbiss</text:p>
          </table:table-cell>
          <table:table-cell table:number-columns-repeated="5"/>
          <table:table-cell table:style-name="ce11" office:value-type="string" calcext:value-type="string">
            <text:p>lightestgol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elegtes Brötchen</text:p>
          </table:table-cell>
          <table:table-cell office:value-type="float" office:value="2.5" calcext:value-type="float">
            <text:p>2,50</text:p>
          </table:table-cell>
          <table:table-cell office:value-type="string" calcext:value-type="string">
            <text:p>St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ssen, Süßes</text:p>
          </table:table-cell>
          <table:table-cell office:value-type="string" calcext:value-type="string">
            <text:p>Imbiss</text:p>
          </table:table-cell>
          <table:table-cell table:number-columns-repeated="5"/>
          <table:table-cell table:style-name="ce11" office:value-type="string" calcext:value-type="string">
            <text:p>oliv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ufstrich Brötchen</text:p>
          </table:table-cell>
          <table:table-cell office:value-type="float" office:value="2" calcext:value-type="float">
            <text:p>2,00</text:p>
          </table:table-cell>
          <table:table-cell office:value-type="string" calcext:value-type="string">
            <text:p>St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ssen, Süßes</text:p>
          </table:table-cell>
          <table:table-cell office:value-type="string" calcext:value-type="string">
            <text:p>Imbiss</text:p>
          </table:table-cell>
          <table:table-cell table:number-columns-repeated="5"/>
          <table:table-cell table:style-name="ce11" office:value-type="string" calcext:value-type="string">
            <text:p>oliv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 Stk.Torte</text:p>
          </table:table-cell>
          <table:table-cell office:value-type="float" office:value="2.9" calcext:value-type="float">
            <text:p>2,90</text:p>
          </table:table-cell>
          <table:table-cell office:value-type="string" calcext:value-type="string">
            <text:p>St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ssen, Süßes</text:p>
          </table:table-cell>
          <table:table-cell office:value-type="string" calcext:value-type="string">
            <text:p>Kuchen</text:p>
          </table:table-cell>
          <table:table-cell table:number-columns-repeated="5"/>
          <table:table-cell table:style-name="ce11" office:value-type="string" calcext:value-type="string">
            <text:p>lightestyello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 Stk. Kuchen</text:p>
          </table:table-cell>
          <table:table-cell office:value-type="float" office:value="2.5" calcext:value-type="float">
            <text:p>2,50</text:p>
          </table:table-cell>
          <table:table-cell office:value-type="string" calcext:value-type="string">
            <text:p>St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ssen, Süßes</text:p>
          </table:table-cell>
          <table:table-cell office:value-type="string" calcext:value-type="string">
            <text:p>Kuchen</text:p>
          </table:table-cell>
          <table:table-cell table:number-columns-repeated="5"/>
          <table:table-cell table:style-name="ce11" office:value-type="string" calcext:value-type="string">
            <text:p>lightestyello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,7l Villa Sandi Cartizze</text:p>
          </table:table-cell>
          <table:table-cell office:value-type="float" office:value="59" calcext:value-type="float">
            <text:p>59,00</text:p>
          </table:table-cell>
          <table:table-cell office:value-type="string" calcext:value-type="string">
            <text:p>F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lkohol</text:p>
          </table:table-cell>
          <table:table-cell office:value-type="string" calcext:value-type="string">
            <text:p>Prosecco</text:p>
          </table:table-cell>
          <table:table-cell/>
          <table:table-cell office:value-type="string" calcext:value-type="string">
            <text:p>Cartizze</text:p>
          </table:table-cell>
          <table:table-cell table:number-columns-repeated="3"/>
          <table:table-cell table:style-name="ce12" office:value-type="string" calcext:value-type="string">
            <text:p>lightesttea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,7l Villa Sandi Millesimato</text:p>
          </table:table-cell>
          <table:table-cell office:value-type="float" office:value="28" calcext:value-type="float">
            <text:p>28,00</text:p>
          </table:table-cell>
          <table:table-cell office:value-type="string" calcext:value-type="string">
            <text:p>F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lkohol</text:p>
          </table:table-cell>
          <table:table-cell office:value-type="string" calcext:value-type="string">
            <text:p>Prosecco</text:p>
          </table:table-cell>
          <table:table-cell/>
          <table:table-cell office:value-type="string" calcext:value-type="string">
            <text:p>Millesimato</text:p>
          </table:table-cell>
          <table:table-cell table:number-columns-repeated="3"/>
          <table:table-cell table:style-name="ce12" office:value-type="string" calcext:value-type="string">
            <text:p>lightesttea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,1l Villa Sandi &amp; fr. O. Saft</text:p>
          </table:table-cell>
          <table:table-cell office:value-type="float" office:value="4.2" calcext:value-type="float">
            <text:p>4,20</text:p>
          </table:table-cell>
          <table:table-cell office:value-type="string" calcext:value-type="string">
            <text:p>G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lkohol</text:p>
          </table:table-cell>
          <table:table-cell office:value-type="string" calcext:value-type="string">
            <text:p>Prosecco</text:p>
          </table:table-cell>
          <table:table-cell/>
          <table:table-cell office:value-type="string" calcext:value-type="string">
            <text:p>Pros. Orange gepr. </text:p>
          </table:table-cell>
          <table:table-cell table:number-columns-repeated="3"/>
          <table:table-cell table:style-name="ce12" office:value-type="string" calcext:value-type="string">
            <text:p>lightesttea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,1l Villa Sandi &amp; Red Bull</text:p>
          </table:table-cell>
          <table:table-cell office:value-type="float" office:value="4.2" calcext:value-type="float">
            <text:p>4,20</text:p>
          </table:table-cell>
          <table:table-cell office:value-type="string" calcext:value-type="string">
            <text:p>G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lkohol</text:p>
          </table:table-cell>
          <table:table-cell office:value-type="string" calcext:value-type="string">
            <text:p>Prosecco</text:p>
          </table:table-cell>
          <table:table-cell/>
          <table:table-cell office:value-type="string" calcext:value-type="string">
            <text:p>Pros. Bull</text:p>
          </table:table-cell>
          <table:table-cell table:number-columns-repeated="3"/>
          <table:table-cell table:style-name="ce12" office:value-type="string" calcext:value-type="string">
            <text:p>lightesttea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,1l Villa Sandi &amp; Orange</text:p>
          </table:table-cell>
          <table:table-cell office:value-type="float" office:value="3.7" calcext:value-type="float">
            <text:p>3,70</text:p>
          </table:table-cell>
          <table:table-cell office:value-type="string" calcext:value-type="string">
            <text:p>G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lkohol</text:p>
          </table:table-cell>
          <table:table-cell office:value-type="string" calcext:value-type="string">
            <text:p>Prosecco</text:p>
          </table:table-cell>
          <table:table-cell/>
          <table:table-cell office:value-type="string" calcext:value-type="string">
            <text:p>Pros. Orange</text:p>
          </table:table-cell>
          <table:table-cell table:number-columns-repeated="3"/>
          <table:table-cell table:style-name="ce12" office:value-type="string" calcext:value-type="string">
            <text:p>lightesttea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,1l Villa Sandi il fresco</text:p>
          </table:table-cell>
          <table:table-cell office:value-type="float" office:value="3.7" calcext:value-type="float">
            <text:p>3,70</text:p>
          </table:table-cell>
          <table:table-cell office:value-type="string" calcext:value-type="string">
            <text:p>G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lkohol</text:p>
          </table:table-cell>
          <table:table-cell office:value-type="string" calcext:value-type="string">
            <text:p>Prosecco</text:p>
          </table:table-cell>
          <table:table-cell/>
          <table:table-cell office:value-type="string" calcext:value-type="string">
            <text:p>Il Fresco</text:p>
          </table:table-cell>
          <table:table-cell table:number-columns-repeated="3"/>
          <table:table-cell table:style-name="ce12" office:value-type="string" calcext:value-type="string">
            <text:p>lightesttea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,7l Wein Fl.</text:p>
          </table:table-cell>
          <table:table-cell office:value-type="float" office:value="21" calcext:value-type="float">
            <text:p>21,00</text:p>
          </table:table-cell>
          <table:table-cell office:value-type="string" calcext:value-type="string">
            <text:p>F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lkohol</text:p>
          </table:table-cell>
          <table:table-cell office:value-type="string" calcext:value-type="string">
            <text:p>Wein</text:p>
          </table:table-cell>
          <table:table-cell table:number-columns-repeated="5"/>
          <table:table-cell table:style-name="ce11" office:value-type="string" calcext:value-type="string">
            <text:p>r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,7l Wein Fl.</text:p>
          </table:table-cell>
          <table:table-cell office:value-type="float" office:value="36" calcext:value-type="float">
            <text:p>36,00</text:p>
          </table:table-cell>
          <table:table-cell office:value-type="string" calcext:value-type="string">
            <text:p>F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lkohol</text:p>
          </table:table-cell>
          <table:table-cell office:value-type="string" calcext:value-type="string">
            <text:p>Wein</text:p>
          </table:table-cell>
          <table:table-cell table:number-columns-repeated="5"/>
          <table:table-cell table:style-name="ce11" office:value-type="string" calcext:value-type="string">
            <text:p>r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8l Wein Fl.</text:p>
          </table:table-cell>
          <table:table-cell office:value-type="float" office:value="3.5" calcext:value-type="float">
            <text:p>3,50</text:p>
          </table:table-cell>
          <table:table-cell office:value-type="string" calcext:value-type="string">
            <text:p>G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lkohol</text:p>
          </table:table-cell>
          <table:table-cell office:value-type="string" calcext:value-type="string">
            <text:p>Wein</text:p>
          </table:table-cell>
          <table:table-cell table:number-columns-repeated="5"/>
          <table:table-cell table:style-name="ce11" office:value-type="string" calcext:value-type="string">
            <text:p>r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,25l Spritzer weiß</text:p>
          </table:table-cell>
          <table:table-cell office:value-type="float" office:value="2.4" calcext:value-type="float">
            <text:p>2,40</text:p>
          </table:table-cell>
          <table:table-cell office:value-type="string" calcext:value-type="string">
            <text:p>G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lkohol</text:p>
          </table:table-cell>
          <table:table-cell office:value-type="string" calcext:value-type="string">
            <text:p>Spritzer</text:p>
          </table:table-cell>
          <table:table-cell/>
          <table:table-cell office:value-type="string" calcext:value-type="string">
            <text:p>Spritzer weiß</text:p>
          </table:table-cell>
          <table:table-cell table:number-columns-repeated="3"/>
          <table:table-cell table:style-name="ce12" office:value-type="string" calcext:value-type="string">
            <text:p>lightesttea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,25l Spritzer rot</text:p>
          </table:table-cell>
          <table:table-cell office:value-type="float" office:value="2.4" calcext:value-type="float">
            <text:p>2,40</text:p>
          </table:table-cell>
          <table:table-cell office:value-type="string" calcext:value-type="string">
            <text:p>G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lkohol</text:p>
          </table:table-cell>
          <table:table-cell office:value-type="string" calcext:value-type="string">
            <text:p>Spritzer</text:p>
          </table:table-cell>
          <table:table-cell/>
          <table:table-cell office:value-type="string" calcext:value-type="string">
            <text:p>Spritzer rot</text:p>
          </table:table-cell>
          <table:table-cell table:number-columns-repeated="3"/>
          <table:table-cell table:style-name="ce12" office:value-type="string" calcext:value-type="string">
            <text:p>lightesttea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,25l Holunderspritzer</text:p>
          </table:table-cell>
          <table:table-cell office:value-type="float" office:value="2.9" calcext:value-type="float">
            <text:p>2,90</text:p>
          </table:table-cell>
          <table:table-cell office:value-type="string" calcext:value-type="string">
            <text:p>G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lkohol</text:p>
          </table:table-cell>
          <table:table-cell office:value-type="string" calcext:value-type="string">
            <text:p>Spritzer</text:p>
          </table:table-cell>
          <table:table-cell/>
          <table:table-cell office:value-type="string" calcext:value-type="string">
            <text:p>Holunder Spritzer</text:p>
          </table:table-cell>
          <table:table-cell table:number-columns-repeated="3"/>
          <table:table-cell table:style-name="ce12" office:value-type="string" calcext:value-type="string">
            <text:p>lightesttea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,25l Rosato Mio</text:p>
          </table:table-cell>
          <table:table-cell office:value-type="float" office:value="4.2" calcext:value-type="float">
            <text:p>4,20</text:p>
          </table:table-cell>
          <table:table-cell office:value-type="string" calcext:value-type="string">
            <text:p>G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lkohol</text:p>
          </table:table-cell>
          <table:table-cell office:value-type="string" calcext:value-type="string">
            <text:p>Spritzer</text:p>
          </table:table-cell>
          <table:table-cell/>
          <table:table-cell office:value-type="string" calcext:value-type="string">
            <text:p>Rosato Mio</text:p>
          </table:table-cell>
          <table:table-cell table:number-columns-repeated="3"/>
          <table:table-cell table:style-name="ce12" office:value-type="string" calcext:value-type="string">
            <text:p>lightesttea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,25l Veneziano</text:p>
          </table:table-cell>
          <table:table-cell office:value-type="float" office:value="4.2" calcext:value-type="float">
            <text:p>4,20</text:p>
          </table:table-cell>
          <table:table-cell office:value-type="string" calcext:value-type="string">
            <text:p>G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lkohol</text:p>
          </table:table-cell>
          <table:table-cell office:value-type="string" calcext:value-type="string">
            <text:p>Spritzer</text:p>
          </table:table-cell>
          <table:table-cell/>
          <table:table-cell office:value-type="string" calcext:value-type="string">
            <text:p>Veneziano</text:p>
          </table:table-cell>
          <table:table-cell table:number-columns-repeated="3"/>
          <table:table-cell table:style-name="ce12" office:value-type="string" calcext:value-type="string">
            <text:p>lightesttea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,25l Aperol Spritzer</text:p>
          </table:table-cell>
          <table:table-cell office:value-type="float" office:value="3.5" calcext:value-type="float">
            <text:p>3,50</text:p>
          </table:table-cell>
          <table:table-cell office:value-type="string" calcext:value-type="string">
            <text:p>G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lkohol</text:p>
          </table:table-cell>
          <table:table-cell office:value-type="string" calcext:value-type="string">
            <text:p>Spritzer</text:p>
          </table:table-cell>
          <table:table-cell/>
          <table:table-cell office:value-type="string" calcext:value-type="string">
            <text:p>Aperol Spritzer</text:p>
          </table:table-cell>
          <table:table-cell table:number-columns-repeated="3"/>
          <table:table-cell table:style-name="ce12" office:value-type="string" calcext:value-type="string">
            <text:p>lightesttea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,25l Hugo</text:p>
          </table:table-cell>
          <table:table-cell office:value-type="float" office:value="4.2" calcext:value-type="float">
            <text:p>4,20</text:p>
          </table:table-cell>
          <table:table-cell office:value-type="string" calcext:value-type="string">
            <text:p>G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lkohol</text:p>
          </table:table-cell>
          <table:table-cell office:value-type="string" calcext:value-type="string">
            <text:p>Spritzer</text:p>
          </table:table-cell>
          <table:table-cell/>
          <table:table-cell office:value-type="string" calcext:value-type="string">
            <text:p>Hugo</text:p>
          </table:table-cell>
          <table:table-cell table:number-columns-repeated="3"/>
          <table:table-cell table:style-name="ce12" office:value-type="string" calcext:value-type="string">
            <text:p>lightesttea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ola rot</text:p>
          </table:table-cell>
          <table:table-cell office:value-type="float" office:value="2.8" calcext:value-type="float">
            <text:p>2,80</text:p>
          </table:table-cell>
          <table:table-cell office:value-type="string" calcext:value-type="string">
            <text:p>G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lkohol</text:p>
          </table:table-cell>
          <table:table-cell office:value-type="string" calcext:value-type="string">
            <text:p>Spritzer</text:p>
          </table:table-cell>
          <table:table-cell table:number-columns-repeated="5"/>
          <table:table-cell table:style-name="ce11"/>
          <table:table-cell table:number-columns-repeated="1012"/>
        </table:table-row>
        <table:table-row table:style-name="ro1">
          <table:table-cell office:value-type="string" calcext:value-type="string">
            <text:p>Orange Minze</text:p>
          </table:table-cell>
          <table:table-cell office:value-type="float" office:value="3.5" calcext:value-type="float">
            <text:p>3,50</text:p>
          </table:table-cell>
          <table:table-cell office:value-type="string" calcext:value-type="string">
            <text:p>G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etränk</text:p>
          </table:table-cell>
          <table:table-cell office:value-type="string" calcext:value-type="string">
            <text:p>Frucht- Saft</text:p>
          </table:table-cell>
          <table:table-cell table:number-columns-repeated="5"/>
          <table:table-cell table:style-name="ce11"/>
          <table:table-cell table:number-columns-repeated="1012"/>
        </table:table-row>
        <table:table-row table:style-name="ro1">
          <table:table-cell office:value-type="string" calcext:value-type="string">
            <text:p>Birne Ingwer</text:p>
          </table:table-cell>
          <table:table-cell office:value-type="float" office:value="3.5" calcext:value-type="float">
            <text:p>3,50</text:p>
          </table:table-cell>
          <table:table-cell office:value-type="string" calcext:value-type="string">
            <text:p>G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etränk</text:p>
          </table:table-cell>
          <table:table-cell office:value-type="string" calcext:value-type="string">
            <text:p>Frucht- Saft</text:p>
          </table:table-cell>
          <table:table-cell table:number-columns-repeated="5"/>
          <table:table-cell table:style-name="ce11"/>
          <table:table-cell table:number-columns-repeated="1012"/>
        </table:table-row>
        <table:table-row table:style-name="ro1">
          <table:table-cell office:value-type="string" calcext:value-type="string">
            <text:p>Himbeer Zitrone</text:p>
          </table:table-cell>
          <table:table-cell office:value-type="float" office:value="3.5" calcext:value-type="float">
            <text:p>3,50</text:p>
          </table:table-cell>
          <table:table-cell office:value-type="string" calcext:value-type="string">
            <text:p>G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etränk</text:p>
          </table:table-cell>
          <table:table-cell office:value-type="string" calcext:value-type="string">
            <text:p>Frucht- Saft</text:p>
          </table:table-cell>
          <table:table-cell table:number-columns-repeated="5"/>
          <table:table-cell table:style-name="ce11"/>
          <table:table-cell table:number-columns-repeated="1012"/>
        </table:table-row>
        <table:table-row table:style-name="ro1">
          <table:table-cell office:value-type="string" calcext:value-type="string">
            <text:p>Holunder Minze</text:p>
          </table:table-cell>
          <table:table-cell office:value-type="float" office:value="3.5" calcext:value-type="float">
            <text:p>3,50</text:p>
          </table:table-cell>
          <table:table-cell office:value-type="string" calcext:value-type="string">
            <text:p>G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etränk</text:p>
          </table:table-cell>
          <table:table-cell office:value-type="string" calcext:value-type="string">
            <text:p>Frucht- Saft</text:p>
          </table:table-cell>
          <table:table-cell table:number-columns-repeated="5"/>
          <table:table-cell table:style-name="ce11"/>
          <table:table-cell table:number-columns-repeated="1012"/>
        </table:table-row>
        <table:table-row table:style-name="ro1">
          <table:table-cell office:value-type="string" calcext:value-type="string">
            <text:p>0,25l Limonade</text:p>
          </table:table-cell>
          <table:table-cell office:value-type="float" office:value="2.5" calcext:value-type="float">
            <text:p>2,50</text:p>
          </table:table-cell>
          <table:table-cell office:value-type="string" calcext:value-type="string">
            <text:p>G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etränk</text:p>
          </table:table-cell>
          <table:table-cell office:value-type="string" calcext:value-type="string">
            <text:p>Limo</text:p>
          </table:table-cell>
          <table:table-cell/>
          <table:table-cell office:value-type="string" calcext:value-type="string">
            <text:p>0,25l Limo</text:p>
          </table:table-cell>
          <table:table-cell table:number-columns-repeated="3"/>
          <table:table-cell table:style-name="ce11" office:value-type="string" calcext:value-type="string">
            <text:p>lightyello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,5l Limonade</text:p>
          </table:table-cell>
          <table:table-cell office:value-type="float" office:value="4.5" calcext:value-type="float">
            <text:p>4,50</text:p>
          </table:table-cell>
          <table:table-cell office:value-type="string" calcext:value-type="string">
            <text:p>G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etränk</text:p>
          </table:table-cell>
          <table:table-cell office:value-type="string" calcext:value-type="string">
            <text:p>Limo</text:p>
          </table:table-cell>
          <table:table-cell/>
          <table:table-cell office:value-type="string" calcext:value-type="string">
            <text:p>0,5l Limo</text:p>
          </table:table-cell>
          <table:table-cell table:number-columns-repeated="3"/>
          <table:table-cell table:style-name="ce11" office:value-type="string" calcext:value-type="string">
            <text:p>lightyello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,3l Limonade gespr.</text:p>
          </table:table-cell>
          <table:table-cell office:value-type="float" office:value="2.5" calcext:value-type="float">
            <text:p>2,50</text:p>
          </table:table-cell>
          <table:table-cell office:value-type="string" calcext:value-type="string">
            <text:p>G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etränk</text:p>
          </table:table-cell>
          <table:table-cell office:value-type="string" calcext:value-type="string">
            <text:p>Limo</text:p>
          </table:table-cell>
          <table:table-cell/>
          <table:table-cell office:value-type="string" calcext:value-type="string">
            <text:p>0,3l Limo gespr.</text:p>
          </table:table-cell>
          <table:table-cell table:number-columns-repeated="3"/>
          <table:table-cell table:style-name="ce11" office:value-type="string" calcext:value-type="string">
            <text:p>lightyello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,5l Limonade gespr.</text:p>
          </table:table-cell>
          <table:table-cell office:value-type="float" office:value="3.5" calcext:value-type="float">
            <text:p>3,50</text:p>
          </table:table-cell>
          <table:table-cell office:value-type="string" calcext:value-type="string">
            <text:p>G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etränk</text:p>
          </table:table-cell>
          <table:table-cell office:value-type="string" calcext:value-type="string">
            <text:p>Limo</text:p>
          </table:table-cell>
          <table:table-cell/>
          <table:table-cell office:value-type="string" calcext:value-type="string">
            <text:p>0,5l Limo gespr. </text:p>
          </table:table-cell>
          <table:table-cell table:number-columns-repeated="3"/>
          <table:table-cell table:style-name="ce11" office:value-type="string" calcext:value-type="string">
            <text:p>lightyello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,3l Limonade leit.</text:p>
          </table:table-cell>
          <table:table-cell office:value-type="float" office:value="2.5" calcext:value-type="float">
            <text:p>2,50</text:p>
          </table:table-cell>
          <table:table-cell office:value-type="string" calcext:value-type="string">
            <text:p>G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etränk</text:p>
          </table:table-cell>
          <table:table-cell office:value-type="string" calcext:value-type="string">
            <text:p>Limo</text:p>
          </table:table-cell>
          <table:table-cell/>
          <table:table-cell office:value-type="string" calcext:value-type="string">
            <text:p>0,3l Limo leit.</text:p>
          </table:table-cell>
          <table:table-cell table:number-columns-repeated="3"/>
          <table:table-cell table:style-name="ce11" office:value-type="string" calcext:value-type="string">
            <text:p>lightyello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,5l Limonade leit.</text:p>
          </table:table-cell>
          <table:table-cell office:value-type="float" office:value="3" calcext:value-type="float">
            <text:p>3,00</text:p>
          </table:table-cell>
          <table:table-cell office:value-type="string" calcext:value-type="string">
            <text:p>G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etränk</text:p>
          </table:table-cell>
          <table:table-cell office:value-type="string" calcext:value-type="string">
            <text:p>Limo</text:p>
          </table:table-cell>
          <table:table-cell/>
          <table:table-cell office:value-type="string" calcext:value-type="string">
            <text:p>0,5l Limo leit.</text:p>
          </table:table-cell>
          <table:table-cell table:number-columns-repeated="3"/>
          <table:table-cell table:style-name="ce11"/>
          <table:table-cell table:number-columns-repeated="1012"/>
        </table:table-row>
        <table:table-row table:style-name="ro1">
          <table:table-cell office:value-type="string" calcext:value-type="string">
            <text:p>0,3l Arizona Eistee </text:p>
          </table:table-cell>
          <table:table-cell office:value-type="float" office:value="2.9" calcext:value-type="float">
            <text:p>2,90</text:p>
          </table:table-cell>
          <table:table-cell office:value-type="string" calcext:value-type="string">
            <text:p>G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etränk</text:p>
          </table:table-cell>
          <table:table-cell office:value-type="string" calcext:value-type="string">
            <text:p>Sonst</text:p>
          </table:table-cell>
          <table:table-cell/>
          <table:table-cell office:value-type="string" calcext:value-type="string">
            <text:p>0,3l Eistee</text:p>
          </table:table-cell>
          <table:table-cell table:number-columns-repeated="3"/>
          <table:table-cell table:style-name="ce11"/>
          <table:table-cell table:number-columns-repeated="1012"/>
        </table:table-row>
        <table:table-row table:style-name="ro1">
          <table:table-cell office:value-type="string" calcext:value-type="string">
            <text:p>0,3l Fanta</text:p>
          </table:table-cell>
          <table:table-cell office:value-type="float" office:value="2.9" calcext:value-type="float">
            <text:p>2,90</text:p>
          </table:table-cell>
          <table:table-cell office:value-type="string" calcext:value-type="string">
            <text:p>G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etränk</text:p>
          </table:table-cell>
          <table:table-cell office:value-type="string" calcext:value-type="string">
            <text:p>Cola, Fanta</text:p>
          </table:table-cell>
          <table:table-cell table:number-columns-repeated="5"/>
          <table:table-cell table:style-name="ce11"/>
          <table:table-cell table:number-columns-repeated="1012"/>
        </table:table-row>
        <table:table-row table:style-name="ro1">
          <table:table-cell office:value-type="string" calcext:value-type="string">
            <text:p>0,3l Cola</text:p>
          </table:table-cell>
          <table:table-cell office:value-type="float" office:value="2.9" calcext:value-type="float">
            <text:p>2,90</text:p>
          </table:table-cell>
          <table:table-cell office:value-type="string" calcext:value-type="string">
            <text:p>F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etränk</text:p>
          </table:table-cell>
          <table:table-cell office:value-type="string" calcext:value-type="string">
            <text:p>Cola, Fanta</text:p>
          </table:table-cell>
          <table:table-cell table:number-columns-repeated="5"/>
          <table:table-cell table:style-name="ce11"/>
          <table:table-cell table:number-columns-repeated="1012"/>
        </table:table-row>
        <table:table-row table:style-name="ro1">
          <table:table-cell office:value-type="string" calcext:value-type="string">
            <text:p>0,3l Cola light</text:p>
          </table:table-cell>
          <table:table-cell office:value-type="float" office:value="2.9" calcext:value-type="float">
            <text:p>2,90</text:p>
          </table:table-cell>
          <table:table-cell office:value-type="string" calcext:value-type="string">
            <text:p>F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etränk</text:p>
          </table:table-cell>
          <table:table-cell office:value-type="string" calcext:value-type="string">
            <text:p>Cola, Fanta</text:p>
          </table:table-cell>
          <table:table-cell table:number-columns-repeated="5"/>
          <table:table-cell table:style-name="ce11"/>
          <table:table-cell table:number-columns-repeated="1012"/>
        </table:table-row>
        <table:table-row table:style-name="ro1">
          <table:table-cell office:value-type="string" calcext:value-type="string">
            <text:p>0,3l Sprite</text:p>
          </table:table-cell>
          <table:table-cell office:value-type="float" office:value="2.9" calcext:value-type="float">
            <text:p>2,90</text:p>
          </table:table-cell>
          <table:table-cell office:value-type="string" calcext:value-type="string">
            <text:p>F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etränk</text:p>
          </table:table-cell>
          <table:table-cell office:value-type="string" calcext:value-type="string">
            <text:p>Cola, Fanta</text:p>
          </table:table-cell>
          <table:table-cell table:number-columns-repeated="5"/>
          <table:table-cell table:style-name="ce11"/>
          <table:table-cell table:number-columns-repeated="1012"/>
        </table:table-row>
        <table:table-row table:style-name="ro1">
          <table:table-cell office:value-type="string" calcext:value-type="string">
            <text:p>0,25l Bitter Lemon</text:p>
          </table:table-cell>
          <table:table-cell office:value-type="float" office:value="2.9" calcext:value-type="float">
            <text:p>2,90</text:p>
          </table:table-cell>
          <table:table-cell office:value-type="string" calcext:value-type="string">
            <text:p>F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etränk</text:p>
          </table:table-cell>
          <table:table-cell office:value-type="string" calcext:value-type="string">
            <text:p>Sonst</text:p>
          </table:table-cell>
          <table:table-cell table:number-columns-repeated="5"/>
          <table:table-cell table:style-name="ce11"/>
          <table:table-cell table:number-columns-repeated="1012"/>
        </table:table-row>
        <table:table-row table:style-name="ro1">
          <table:table-cell office:value-type="string" calcext:value-type="string">
            <text:p>0,25l Tonic Water</text:p>
          </table:table-cell>
          <table:table-cell office:value-type="float" office:value="2.9" calcext:value-type="float">
            <text:p>2,90</text:p>
          </table:table-cell>
          <table:table-cell office:value-type="string" calcext:value-type="string">
            <text:p>F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etränk</text:p>
          </table:table-cell>
          <table:table-cell office:value-type="string" calcext:value-type="string">
            <text:p>Sonst</text:p>
          </table:table-cell>
          <table:table-cell table:number-columns-repeated="5"/>
          <table:table-cell table:style-name="ce11"/>
          <table:table-cell table:number-columns-repeated="1012"/>
        </table:table-row>
        <table:table-row table:style-name="ro1">
          <table:table-cell office:value-type="string" calcext:value-type="string">
            <text:p>0,25l Ginger Ale</text:p>
          </table:table-cell>
          <table:table-cell office:value-type="float" office:value="2.9" calcext:value-type="float">
            <text:p>2,90</text:p>
          </table:table-cell>
          <table:table-cell office:value-type="string" calcext:value-type="string">
            <text:p>F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etränk</text:p>
          </table:table-cell>
          <table:table-cell office:value-type="string" calcext:value-type="string">
            <text:p>Sonst</text:p>
          </table:table-cell>
          <table:table-cell table:number-columns-repeated="5"/>
          <table:table-cell table:style-name="ce11"/>
          <table:table-cell table:number-columns-repeated="1012"/>
        </table:table-row>
        <table:table-row table:style-name="ro1">
          <table:table-cell office:value-type="string" calcext:value-type="string">
            <text:p>0,25l Red Bull</text:p>
          </table:table-cell>
          <table:table-cell office:value-type="float" office:value="3.5" calcext:value-type="float">
            <text:p>3,50</text:p>
          </table:table-cell>
          <table:table-cell office:value-type="string" calcext:value-type="string">
            <text:p>Dos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etränk</text:p>
          </table:table-cell>
          <table:table-cell office:value-type="string" calcext:value-type="string">
            <text:p>Sonst</text:p>
          </table:table-cell>
          <table:table-cell table:number-columns-repeated="5"/>
          <table:table-cell table:style-name="ce11"/>
          <table:table-cell table:number-columns-repeated="1012"/>
        </table:table-row>
        <table:table-row table:style-name="ro1">
          <table:table-cell office:value-type="string" calcext:value-type="string">
            <text:p>0,25l Disire</text:p>
          </table:table-cell>
          <table:table-cell office:value-type="float" office:value="3.2" calcext:value-type="float">
            <text:p>3,20</text:p>
          </table:table-cell>
          <table:table-cell office:value-type="string" calcext:value-type="string">
            <text:p>Dos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etränk</text:p>
          </table:table-cell>
          <table:table-cell office:value-type="string" calcext:value-type="string">
            <text:p>Sonst</text:p>
          </table:table-cell>
          <table:table-cell table:number-columns-repeated="5"/>
          <table:table-cell table:style-name="ce11"/>
          <table:table-cell table:number-columns-repeated="1012"/>
        </table:table-row>
        <table:table-row table:style-name="ro1">
          <table:table-cell office:value-type="string" calcext:value-type="string">
            <text:p>0,25l Kombucha Classic</text:p>
          </table:table-cell>
          <table:table-cell office:value-type="float" office:value="3.5" calcext:value-type="float">
            <text:p>3,50</text:p>
          </table:table-cell>
          <table:table-cell office:value-type="string" calcext:value-type="string">
            <text:p>G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etränk</text:p>
          </table:table-cell>
          <table:table-cell office:value-type="string" calcext:value-type="string">
            <text:p>Sonst</text:p>
          </table:table-cell>
          <table:table-cell/>
          <table:table-cell office:value-type="string" calcext:value-type="string">
            <text:p>0,25l Kombucha</text:p>
          </table:table-cell>
          <table:table-cell table:number-columns-repeated="3"/>
          <table:table-cell table:style-name="ce11"/>
          <table:table-cell table:number-columns-repeated="1012"/>
        </table:table-row>
        <table:table-row table:style-name="ro1">
          <table:table-cell office:value-type="string" calcext:value-type="string">
            <text:p>0,25l Rauch Fruchtsaft</text:p>
          </table:table-cell>
          <table:table-cell office:value-type="float" office:value="3" calcext:value-type="float">
            <text:p>3,00</text:p>
          </table:table-cell>
          <table:table-cell office:value-type="string" calcext:value-type="string">
            <text:p>G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etränk</text:p>
          </table:table-cell>
          <table:table-cell office:value-type="string" calcext:value-type="string">
            <text:p>Rauch</text:p>
          </table:table-cell>
          <table:table-cell/>
          <table:table-cell table:style-name="ce9"/>
          <table:table-cell table:number-columns-repeated="3"/>
          <table:table-cell table:style-name="ce11"/>
          <table:table-cell table:number-columns-repeated="1012"/>
        </table:table-row>
        <table:table-row table:style-name="ro1">
          <table:table-cell office:value-type="string" calcext:value-type="string">
            <text:p>0,3l Rauch leit.</text:p>
          </table:table-cell>
          <table:table-cell office:value-type="float" office:value="3" calcext:value-type="float">
            <text:p>3,00</text:p>
          </table:table-cell>
          <table:table-cell office:value-type="string" calcext:value-type="string">
            <text:p>G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etränk</text:p>
          </table:table-cell>
          <table:table-cell office:value-type="string" calcext:value-type="string">
            <text:p>Rauch</text:p>
          </table:table-cell>
          <table:table-cell table:number-columns-repeated="5"/>
          <table:table-cell table:style-name="ce11" office:value-type="string" calcext:value-type="string">
            <text:p>yello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,5l Rauch leit.</text:p>
          </table:table-cell>
          <table:table-cell office:value-type="float" office:value="3.5" calcext:value-type="float">
            <text:p>3,50</text:p>
          </table:table-cell>
          <table:table-cell office:value-type="string" calcext:value-type="string">
            <text:p>G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etränk</text:p>
          </table:table-cell>
          <table:table-cell office:value-type="string" calcext:value-type="string">
            <text:p>Rauch</text:p>
          </table:table-cell>
          <table:table-cell table:number-columns-repeated="5"/>
          <table:table-cell table:style-name="ce11" office:value-type="string" calcext:value-type="string">
            <text:p>yello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,3l Rauch gespr.</text:p>
          </table:table-cell>
          <table:table-cell office:value-type="float" office:value="3.5" calcext:value-type="float">
            <text:p>3,50</text:p>
          </table:table-cell>
          <table:table-cell office:value-type="string" calcext:value-type="string">
            <text:p>G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etränk</text:p>
          </table:table-cell>
          <table:table-cell office:value-type="string" calcext:value-type="string">
            <text:p>Rauch</text:p>
          </table:table-cell>
          <table:table-cell table:number-columns-repeated="5"/>
          <table:table-cell table:style-name="ce11" office:value-type="string" calcext:value-type="string">
            <text:p>yello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,5l Rauch gespr.</text:p>
          </table:table-cell>
          <table:table-cell office:value-type="float" office:value="3.8" calcext:value-type="float">
            <text:p>3,80</text:p>
          </table:table-cell>
          <table:table-cell office:value-type="string" calcext:value-type="string">
            <text:p>G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etränk</text:p>
          </table:table-cell>
          <table:table-cell office:value-type="string" calcext:value-type="string">
            <text:p>Rauch</text:p>
          </table:table-cell>
          <table:table-cell table:number-columns-repeated="5"/>
          <table:table-cell table:style-name="ce11" office:value-type="string" calcext:value-type="string">
            <text:p>yello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,3l Apfel Karottensaft</text:p>
          </table:table-cell>
          <table:table-cell office:value-type="float" office:value="3.8" calcext:value-type="float">
            <text:p>3,80</text:p>
          </table:table-cell>
          <table:table-cell office:value-type="string" calcext:value-type="string">
            <text:p>G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etränk</text:p>
          </table:table-cell>
          <table:table-cell office:value-type="string" calcext:value-type="string">
            <text:p>Frucht- Saft</text:p>
          </table:table-cell>
          <table:table-cell table:number-columns-repeated="5"/>
          <table:table-cell table:style-name="ce11"/>
          <table:table-cell table:number-columns-repeated="1012"/>
        </table:table-row>
        <table:table-row table:style-name="ro1">
          <table:table-cell office:value-type="string" calcext:value-type="string">
            <text:p>0,3l Frisch gepr. Orangensaft</text:p>
          </table:table-cell>
          <table:table-cell office:value-type="float" office:value="3.8" calcext:value-type="float">
            <text:p>3,80</text:p>
          </table:table-cell>
          <table:table-cell office:value-type="string" calcext:value-type="string">
            <text:p>G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etränk</text:p>
          </table:table-cell>
          <table:table-cell office:value-type="string" calcext:value-type="string">
            <text:p>Frucht- Saft</text:p>
          </table:table-cell>
          <table:table-cell/>
          <table:table-cell office:value-type="string" calcext:value-type="string">
            <text:p>0,3l Orange gepresst</text:p>
          </table:table-cell>
          <table:table-cell table:number-columns-repeated="3"/>
          <table:table-cell table:style-name="ce11"/>
          <table:table-cell table:number-columns-repeated="1012"/>
        </table:table-row>
        <table:table-row table:style-name="ro1">
          <table:table-cell office:value-type="string" calcext:value-type="string">
            <text:p>0,25l Mineralwasser prickelnd</text:p>
          </table:table-cell>
          <table:table-cell office:value-type="float" office:value="2.2" calcext:value-type="float">
            <text:p>2,20</text:p>
          </table:table-cell>
          <table:table-cell office:value-type="string" calcext:value-type="string">
            <text:p>G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asser</text:p>
          </table:table-cell>
          <table:table-cell table:number-columns-repeated="2"/>
          <table:table-cell office:value-type="string" calcext:value-type="string">
            <text:p>0,25l Mineral</text:p>
          </table:table-cell>
          <table:table-cell table:number-columns-repeated="3"/>
          <table:table-cell table:style-name="ce12" office:value-type="string" calcext:value-type="string">
            <text:p>lightestblu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,25l Mineralwasser still</text:p>
          </table:table-cell>
          <table:table-cell office:value-type="float" office:value="2.2" calcext:value-type="float">
            <text:p>2,20</text:p>
          </table:table-cell>
          <table:table-cell office:value-type="string" calcext:value-type="string">
            <text:p>G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asser</text:p>
          </table:table-cell>
          <table:table-cell table:number-columns-repeated="2"/>
          <table:table-cell office:value-type="string" calcext:value-type="string">
            <text:p>0,25l Mineral still</text:p>
          </table:table-cell>
          <table:table-cell table:number-columns-repeated="3"/>
          <table:table-cell table:style-name="ce12" office:value-type="string" calcext:value-type="string">
            <text:p>lightestblu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,3l Sodawasser</text:p>
          </table:table-cell>
          <table:table-cell office:value-type="float" office:value="1.5" calcext:value-type="float">
            <text:p>1,50</text:p>
          </table:table-cell>
          <table:table-cell office:value-type="string" calcext:value-type="string">
            <text:p>G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asser</text:p>
          </table:table-cell>
          <table:table-cell table:number-columns-repeated="2"/>
          <table:table-cell office:value-type="string" calcext:value-type="string">
            <text:p>0,3l Soda</text:p>
          </table:table-cell>
          <table:table-cell table:number-columns-repeated="3"/>
          <table:table-cell table:style-name="ce12" office:value-type="string" calcext:value-type="string">
            <text:p>lightestblue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,5l Sodawasser</text:p>
          </table:table-cell>
          <table:table-cell office:value-type="float" office:value="2.2" calcext:value-type="float">
            <text:p>2,20</text:p>
          </table:table-cell>
          <table:table-cell office:value-type="string" calcext:value-type="string">
            <text:p>G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asser</text:p>
          </table:table-cell>
          <table:table-cell table:number-columns-repeated="2"/>
          <table:table-cell office:value-type="string" calcext:value-type="string">
            <text:p>0,5l Soda</text:p>
          </table:table-cell>
          <table:table-cell table:number-columns-repeated="3"/>
          <table:table-cell table:style-name="ce12" office:value-type="string" calcext:value-type="string">
            <text:p>lightestblu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,2l Murauer</text:p>
          </table:table-cell>
          <table:table-cell office:value-type="float" office:value="2.4" calcext:value-type="float">
            <text:p>2,40</text:p>
          </table:table-cell>
          <table:table-cell office:value-type="string" calcext:value-type="string">
            <text:p>G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lkohol</text:p>
          </table:table-cell>
          <table:table-cell office:value-type="string" calcext:value-type="string">
            <text:p>Bier</text:p>
          </table:table-cell>
          <table:table-cell table:number-columns-repeated="5"/>
          <table:table-cell table:style-name="ce11" office:value-type="string" calcext:value-type="string">
            <text:p>lightestblu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,3l Murauer</text:p>
          </table:table-cell>
          <table:table-cell office:value-type="float" office:value="2.8" calcext:value-type="float">
            <text:p>2,80</text:p>
          </table:table-cell>
          <table:table-cell office:value-type="string" calcext:value-type="string">
            <text:p>G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lkohol</text:p>
          </table:table-cell>
          <table:table-cell office:value-type="string" calcext:value-type="string">
            <text:p>Bier</text:p>
          </table:table-cell>
          <table:table-cell table:number-columns-repeated="5"/>
          <table:table-cell table:style-name="ce11" office:value-type="string" calcext:value-type="string">
            <text:p>lightgol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,5l Murauer</text:p>
          </table:table-cell>
          <table:table-cell office:value-type="float" office:value="3.5" calcext:value-type="float">
            <text:p>3,50</text:p>
          </table:table-cell>
          <table:table-cell office:value-type="string" calcext:value-type="string">
            <text:p>G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lkohol</text:p>
          </table:table-cell>
          <table:table-cell office:value-type="string" calcext:value-type="string">
            <text:p>Bier</text:p>
          </table:table-cell>
          <table:table-cell table:number-columns-repeated="5"/>
          <table:table-cell table:style-name="ce11" office:value-type="string" calcext:value-type="string">
            <text:p>lightgol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,2l Radler</text:p>
          </table:table-cell>
          <table:table-cell office:value-type="float" office:value="2.4" calcext:value-type="float">
            <text:p>2,40</text:p>
          </table:table-cell>
          <table:table-cell office:value-type="string" calcext:value-type="string">
            <text:p>G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lkohol</text:p>
          </table:table-cell>
          <table:table-cell office:value-type="string" calcext:value-type="string">
            <text:p>Bier</text:p>
          </table:table-cell>
          <table:table-cell table:number-columns-repeated="5"/>
          <table:table-cell table:style-name="ce11" office:value-type="string" calcext:value-type="string">
            <text:p>lightgol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,3l Radler</text:p>
          </table:table-cell>
          <table:table-cell office:value-type="float" office:value="2.8" calcext:value-type="float">
            <text:p>2,80</text:p>
          </table:table-cell>
          <table:table-cell office:value-type="string" calcext:value-type="string">
            <text:p>G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lkohol</text:p>
          </table:table-cell>
          <table:table-cell office:value-type="string" calcext:value-type="string">
            <text:p>Bier</text:p>
          </table:table-cell>
          <table:table-cell table:number-columns-repeated="5"/>
          <table:table-cell table:style-name="ce11" office:value-type="string" calcext:value-type="string">
            <text:p>lightgol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,5l Radler</text:p>
          </table:table-cell>
          <table:table-cell office:value-type="float" office:value="3.5" calcext:value-type="float">
            <text:p>3,50</text:p>
          </table:table-cell>
          <table:table-cell office:value-type="string" calcext:value-type="string">
            <text:p>G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lkohol</text:p>
          </table:table-cell>
          <table:table-cell office:value-type="string" calcext:value-type="string">
            <text:p>Bier</text:p>
          </table:table-cell>
          <table:table-cell table:number-columns-repeated="5"/>
          <table:table-cell table:style-name="ce11" office:value-type="string" calcext:value-type="string">
            <text:p>lightgol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,5l Alkoholfreies Bier</text:p>
          </table:table-cell>
          <table:table-cell office:value-type="float" office:value="3.5" calcext:value-type="float">
            <text:p>3,50</text:p>
          </table:table-cell>
          <table:table-cell office:value-type="string" calcext:value-type="string">
            <text:p>F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lkohol</text:p>
          </table:table-cell>
          <table:table-cell office:value-type="string" calcext:value-type="string">
            <text:p>Bier</text:p>
          </table:table-cell>
          <table:table-cell table:number-columns-repeated="5"/>
          <table:table-cell table:style-name="ce11" office:value-type="string" calcext:value-type="string">
            <text:p>lightgol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untigamer Fl. 0,5l</text:p>
          </table:table-cell>
          <table:table-cell office:value-type="float" office:value="3.5" calcext:value-type="float">
            <text:p>3,50</text:p>
          </table:table-cell>
          <table:table-cell office:value-type="string" calcext:value-type="string">
            <text:p>F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lkohol</text:p>
          </table:table-cell>
          <table:table-cell office:value-type="string" calcext:value-type="string">
            <text:p>Bier</text:p>
          </table:table-cell>
          <table:table-cell table:number-columns-repeated="5"/>
          <table:table-cell table:style-name="ce11" office:value-type="string" calcext:value-type="string">
            <text:p>lightgol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untigamer Fl. 0,3l</text:p>
          </table:table-cell>
          <table:table-cell office:value-type="float" office:value="2.8" calcext:value-type="float">
            <text:p>2,80</text:p>
          </table:table-cell>
          <table:table-cell office:value-type="string" calcext:value-type="string">
            <text:p>F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lkohol</text:p>
          </table:table-cell>
          <table:table-cell office:value-type="string" calcext:value-type="string">
            <text:p>Bier</text:p>
          </table:table-cell>
          <table:table-cell table:number-columns-repeated="5"/>
          <table:table-cell table:style-name="ce11" office:value-type="string" calcext:value-type="string">
            <text:p>lightgol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ampari Soda </text:p>
          </table:table-cell>
          <table:table-cell office:value-type="float" office:value="3.2" calcext:value-type="float">
            <text:p>3,20</text:p>
          </table:table-cell>
          <table:table-cell office:value-type="string" calcext:value-type="string">
            <text:p>G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C</text:p>
          </table:table-cell>
          <table:table-cell table:number-columns-repeated="5"/>
          <table:table-cell table:style-name="ce11"/>
          <table:table-cell table:number-columns-repeated="1012"/>
        </table:table-row>
        <table:table-row table:style-name="ro1">
          <table:table-cell office:value-type="string" calcext:value-type="string">
            <text:p>Campari Orange</text:p>
          </table:table-cell>
          <table:table-cell office:value-type="float" office:value="3.5" calcext:value-type="float">
            <text:p>3,50</text:p>
          </table:table-cell>
          <table:table-cell office:value-type="string" calcext:value-type="string">
            <text:p>G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C</text:p>
          </table:table-cell>
          <table:table-cell table:number-columns-repeated="5"/>
          <table:table-cell table:style-name="ce11"/>
          <table:table-cell table:number-columns-repeated="1012"/>
        </table:table-row>
        <table:table-row table:style-name="ro1">
          <table:table-cell office:value-type="string" calcext:value-type="string">
            <text:p>2cl. Campari</text:p>
          </table:table-cell>
          <table:table-cell office:value-type="float" office:value="2.5" calcext:value-type="float">
            <text:p>2,50</text:p>
          </table:table-cell>
          <table:table-cell office:value-type="string" calcext:value-type="string">
            <text:p>G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C</text:p>
          </table:table-cell>
          <table:table-cell table:number-columns-repeated="5"/>
          <table:table-cell table:style-name="ce12" office:value-type="string" calcext:value-type="string">
            <text:p>lighttea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cl Averna</text:p>
          </table:table-cell>
          <table:table-cell office:value-type="float" office:value="2.9" calcext:value-type="float">
            <text:p>2,90</text:p>
          </table:table-cell>
          <table:table-cell office:value-type="string" calcext:value-type="string">
            <text:p>G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A</text:p>
          </table:table-cell>
          <table:table-cell table:number-columns-repeated="5"/>
          <table:table-cell table:style-name="ce12" office:value-type="string" calcext:value-type="string">
            <text:p>lighttea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cl Averna sauer</text:p>
          </table:table-cell>
          <table:table-cell office:value-type="float" office:value="3.2" calcext:value-type="float">
            <text:p>3,20</text:p>
          </table:table-cell>
          <table:table-cell office:value-type="string" calcext:value-type="string">
            <text:p>G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A</text:p>
          </table:table-cell>
          <table:table-cell table:number-columns-repeated="5"/>
          <table:table-cell table:style-name="ce12" office:value-type="string" calcext:value-type="string">
            <text:p>lighttea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cl Fernet</text:p>
          </table:table-cell>
          <table:table-cell office:value-type="float" office:value="2.9" calcext:value-type="float">
            <text:p>2,90</text:p>
          </table:table-cell>
          <table:table-cell office:value-type="string" calcext:value-type="string">
            <text:p>G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F</text:p>
          </table:table-cell>
          <table:table-cell table:number-columns-repeated="5"/>
          <table:table-cell table:style-name="ce12" office:value-type="string" calcext:value-type="string">
            <text:p>lighttea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cl Jägermeister</text:p>
          </table:table-cell>
          <table:table-cell office:value-type="float" office:value="2.9" calcext:value-type="float">
            <text:p>2,90</text:p>
          </table:table-cell>
          <table:table-cell office:value-type="string" calcext:value-type="string">
            <text:p>F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J</text:p>
          </table:table-cell>
          <table:table-cell table:number-columns-repeated="5"/>
          <table:table-cell table:style-name="ce12" office:value-type="string" calcext:value-type="string">
            <text:p>lighttea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cl Edelbrand</text:p>
          </table:table-cell>
          <table:table-cell office:value-type="float" office:value="2.5" calcext:value-type="float">
            <text:p>2,50</text:p>
          </table:table-cell>
          <table:table-cell office:value-type="string" calcext:value-type="string">
            <text:p>G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E</text:p>
          </table:table-cell>
          <table:table-cell table:number-columns-repeated="5"/>
          <table:table-cell table:style-name="ce12" office:value-type="string" calcext:value-type="string">
            <text:p>lighttea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cl Edelbrand</text:p>
          </table:table-cell>
          <table:table-cell office:value-type="float" office:value="3" calcext:value-type="float">
            <text:p>3,00</text:p>
          </table:table-cell>
          <table:table-cell office:value-type="string" calcext:value-type="string">
            <text:p>G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E</text:p>
          </table:table-cell>
          <table:table-cell table:number-columns-repeated="5"/>
          <table:table-cell table:style-name="ce12" office:value-type="string" calcext:value-type="string">
            <text:p>lighttea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cl Vodka</text:p>
          </table:table-cell>
          <table:table-cell office:value-type="float" office:value="2.5" calcext:value-type="float">
            <text:p>2,50</text:p>
          </table:table-cell>
          <table:table-cell office:value-type="string" calcext:value-type="string">
            <text:p>G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V</text:p>
          </table:table-cell>
          <table:table-cell table:number-columns-repeated="5"/>
          <table:table-cell table:style-name="ce12" office:value-type="string" calcext:value-type="string">
            <text:p>lighttea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cl Absolut Vodka</text:p>
          </table:table-cell>
          <table:table-cell office:value-type="float" office:value="2.5" calcext:value-type="float">
            <text:p>2,50</text:p>
          </table:table-cell>
          <table:table-cell office:value-type="string" calcext:value-type="string">
            <text:p>G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V</text:p>
          </table:table-cell>
          <table:table-cell table:number-columns-repeated="5"/>
          <table:table-cell table:style-name="ce12" office:value-type="string" calcext:value-type="string">
            <text:p>lighttea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cl Solichnaya</text:p>
          </table:table-cell>
          <table:table-cell office:value-type="float" office:value="2.5" calcext:value-type="float">
            <text:p>2,50</text:p>
          </table:table-cell>
          <table:table-cell office:value-type="string" calcext:value-type="string">
            <text:p>G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S</text:p>
          </table:table-cell>
          <table:table-cell table:number-columns-repeated="5"/>
          <table:table-cell table:style-name="ce12" office:value-type="string" calcext:value-type="string">
            <text:p>lighttea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cl Tenquery </text:p>
          </table:table-cell>
          <table:table-cell office:value-type="float" office:value="3.2" calcext:value-type="float">
            <text:p>3,20</text:p>
          </table:table-cell>
          <table:table-cell office:value-type="string" calcext:value-type="string">
            <text:p>G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T</text:p>
          </table:table-cell>
          <table:table-cell table:number-columns-repeated="5"/>
          <table:table-cell table:style-name="ce12" office:value-type="string" calcext:value-type="string">
            <text:p>lighttea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cl Gin</text:p>
          </table:table-cell>
          <table:table-cell office:value-type="float" office:value="2.5" calcext:value-type="float">
            <text:p>2,50</text:p>
          </table:table-cell>
          <table:table-cell office:value-type="string" calcext:value-type="string">
            <text:p>G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G</text:p>
          </table:table-cell>
          <table:table-cell table:number-columns-repeated="5"/>
          <table:table-cell table:style-name="ce12" office:value-type="string" calcext:value-type="string">
            <text:p>lighttea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cl Monkey 47</text:p>
          </table:table-cell>
          <table:table-cell office:value-type="float" office:value="3.5" calcext:value-type="float">
            <text:p>3,50</text:p>
          </table:table-cell>
          <table:table-cell office:value-type="string" calcext:value-type="string">
            <text:p>G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M</text:p>
          </table:table-cell>
          <table:table-cell table:number-columns-repeated="5"/>
          <table:table-cell table:style-name="ce12" office:value-type="string" calcext:value-type="string">
            <text:p>lighttea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cl Hendricks </text:p>
          </table:table-cell>
          <table:table-cell office:value-type="float" office:value="3.5" calcext:value-type="float">
            <text:p>3,50</text:p>
          </table:table-cell>
          <table:table-cell office:value-type="string" calcext:value-type="string">
            <text:p>G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H</text:p>
          </table:table-cell>
          <table:table-cell table:number-columns-repeated="5"/>
          <table:table-cell table:style-name="ce12" office:value-type="string" calcext:value-type="string">
            <text:p>lighttea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cl Jack Daniels</text:p>
          </table:table-cell>
          <table:table-cell office:value-type="float" office:value="3" calcext:value-type="float">
            <text:p>3,00</text:p>
          </table:table-cell>
          <table:table-cell office:value-type="string" calcext:value-type="string">
            <text:p>G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J</text:p>
          </table:table-cell>
          <table:table-cell table:number-columns-repeated="5"/>
          <table:table-cell table:style-name="ce12" office:value-type="string" calcext:value-type="string">
            <text:p>lighttea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cl Bacardi</text:p>
          </table:table-cell>
          <table:table-cell office:value-type="float" office:value="2.5" calcext:value-type="float">
            <text:p>2,50</text:p>
          </table:table-cell>
          <table:table-cell office:value-type="string" calcext:value-type="string">
            <text:p>G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B</text:p>
          </table:table-cell>
          <table:table-cell table:number-columns-repeated="5"/>
          <table:table-cell table:style-name="ce12" office:value-type="string" calcext:value-type="string">
            <text:p>lighttea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cl Aperol</text:p>
          </table:table-cell>
          <table:table-cell office:value-type="float" office:value="2.5" calcext:value-type="float">
            <text:p>2,50</text:p>
          </table:table-cell>
          <table:table-cell office:value-type="string" calcext:value-type="string">
            <text:p>G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A</text:p>
          </table:table-cell>
          <table:table-cell table:number-columns-repeated="5"/>
          <table:table-cell table:style-name="ce12" office:value-type="string" calcext:value-type="string">
            <text:p>lighttea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cl Cognac </text:p>
          </table:table-cell>
          <table:table-cell office:value-type="float" office:value="3.5" calcext:value-type="float">
            <text:p>3,50</text:p>
          </table:table-cell>
          <table:table-cell office:value-type="string" calcext:value-type="string">
            <text:p>G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C</text:p>
          </table:table-cell>
          <table:table-cell table:number-columns-repeated="5"/>
          <table:table-cell table:style-name="ce12" office:value-type="string" calcext:value-type="string">
            <text:p>lighttea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cl Wiskey</text:p>
          </table:table-cell>
          <table:table-cell office:value-type="float" office:value="3" calcext:value-type="float">
            <text:p>3,00</text:p>
          </table:table-cell>
          <table:table-cell office:value-type="string" calcext:value-type="string">
            <text:p>G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W</text:p>
          </table:table-cell>
          <table:table-cell table:number-columns-repeated="5"/>
          <table:table-cell table:style-name="ce12" office:value-type="string" calcext:value-type="string">
            <text:p>lighttea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arlboro </text:p>
          </table:table-cell>
          <table:table-cell office:value-type="float" office:value="6" calcext:value-type="float">
            <text:p>6,00</text:p>
          </table:table-cell>
          <table:table-cell office:value-type="string" calcext:value-type="string">
            <text:p>Pkg.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abak</text:p>
          </table:table-cell>
          <table:table-cell table:number-columns-repeated="6"/>
          <table:table-cell table:style-name="ce11"/>
          <table:table-cell table:number-columns-repeated="1012"/>
        </table:table-row>
        <table:table-row table:style-name="ro1">
          <table:table-cell office:value-type="string" calcext:value-type="string">
            <text:p>Marlboro Gold</text:p>
          </table:table-cell>
          <table:table-cell office:value-type="float" office:value="6" calcext:value-type="float">
            <text:p>6,00</text:p>
          </table:table-cell>
          <table:table-cell office:value-type="string" calcext:value-type="string">
            <text:p>Pkg.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abak</text:p>
          </table:table-cell>
          <table:table-cell table:number-columns-repeated="6"/>
          <table:table-cell table:style-name="ce11"/>
          <table:table-cell table:number-columns-repeated="1012"/>
        </table:table-row>
        <table:table-row table:style-name="ro1">
          <table:table-cell office:value-type="string" calcext:value-type="string">
            <text:p>Chesterfield blue</text:p>
          </table:table-cell>
          <table:table-cell office:value-type="float" office:value="6" calcext:value-type="float">
            <text:p>6,00</text:p>
          </table:table-cell>
          <table:table-cell office:value-type="string" calcext:value-type="string">
            <text:p>Pkg.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abak</text:p>
          </table:table-cell>
          <table:table-cell table:number-columns-repeated="6"/>
          <table:table-cell table:style-name="ce11"/>
          <table:table-cell table:number-columns-repeated="1012"/>
        </table:table-row>
        <table:table-row table:style-name="ro1">
          <table:table-cell office:value-type="string" calcext:value-type="string">
            <text:p>Lucky Strike </text:p>
          </table:table-cell>
          <table:table-cell office:value-type="float" office:value="6" calcext:value-type="float">
            <text:p>6,00</text:p>
          </table:table-cell>
          <table:table-cell office:value-type="string" calcext:value-type="string">
            <text:p>Pkg.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abak</text:p>
          </table:table-cell>
          <table:table-cell table:number-columns-repeated="6"/>
          <table:table-cell table:style-name="ce11"/>
          <table:table-cell table:number-columns-repeated="1012"/>
        </table:table-row>
        <table:table-row table:style-name="ro1">
          <table:table-cell office:value-type="string" calcext:value-type="string">
            <text:p>1 Stk. Zigarette </text:p>
          </table:table-cell>
          <table:table-cell office:value-type="float" office:value="0.3" calcext:value-type="float">
            <text:p>0,30</text:p>
          </table:table-cell>
          <table:table-cell office:value-type="string" calcext:value-type="string">
            <text:p>Stk.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abak</text:p>
          </table:table-cell>
          <table:table-cell table:number-columns-repeated="6"/>
          <table:table-cell table:style-name="ce11"/>
          <table:table-cell table:number-columns-repeated="1012"/>
        </table:table-row>
        <table:table-row table:style-name="ro1" table:number-rows-repeated="65396">
          <table:table-cell table:number-columns-repeated="11"/>
          <table:table-cell table:style-name="ce11"/>
          <table:table-cell table:number-columns-repeated="1012"/>
        </table:table-row>
        <table:table-row table:style-name="ro1" table:number-rows-repeated="983040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Tabelle1.L1:Tabelle1.L65535">
            <calcext:condition calcext:apply-style-name="Excel_CondFormat_1_1_1" calcext:value="=0" calcext:base-cell-address="Tabelle1.L1"/>
            <calcext:condition calcext:apply-style-name="Excel_CondFormat_1_1_2" calcext:value="=0" calcext:base-cell-address="Tabelle1.L1"/>
            <calcext:condition calcext:apply-style-name="Excel_CondFormat_1_1_3" calcext:value="=&quot;white&quot;" calcext:base-cell-address="Tabelle1.L1"/>
            <calcext:condition calcext:apply-style-name="Excel_CondFormat_1_1_4" calcext:value="=&quot;silver&quot;" calcext:base-cell-address="Tabelle1.L1"/>
            <calcext:condition calcext:apply-style-name="Excel_CondFormat_1_1_5" calcext:value="=&quot;grey&quot;" calcext:base-cell-address="Tabelle1.L1"/>
            <calcext:condition calcext:apply-style-name="Excel_CondFormat_1_1_6" calcext:value="=&quot;black&quot;" calcext:base-cell-address="Tabelle1.L1"/>
            <calcext:condition calcext:apply-style-name="Excel_CondFormat_1_1_7" calcext:value="=&quot;red&quot;" calcext:base-cell-address="Tabelle1.L1"/>
            <calcext:condition calcext:apply-style-name="Excel_CondFormat_1_1_8" calcext:value="=&quot;maroon&quot;" calcext:base-cell-address="Tabelle1.L1"/>
            <calcext:condition calcext:apply-style-name="Excel_CondFormat_1_1_9" calcext:value="=&quot;yellow&quot;" calcext:base-cell-address="Tabelle1.L1"/>
            <calcext:condition calcext:apply-style-name="Excel_CondFormat_1_1_10" calcext:value="=&quot;olive&quot;" calcext:base-cell-address="Tabelle1.L1"/>
            <calcext:condition calcext:apply-style-name="Excel_CondFormat_1_1_11" calcext:value="=&quot;lime&quot;" calcext:base-cell-address="Tabelle1.L1"/>
            <calcext:condition calcext:apply-style-name="Excel_CondFormat_1_1_12" calcext:value="=&quot;green&quot;" calcext:base-cell-address="Tabelle1.L1"/>
            <calcext:condition calcext:apply-style-name="Excel_CondFormat_1_1_13" calcext:value="=&quot;aqua&quot;" calcext:base-cell-address="Tabelle1.L1"/>
            <calcext:condition calcext:apply-style-name="Excel_CondFormat_1_1_14" calcext:value="=&quot;teal&quot;" calcext:base-cell-address="Tabelle1.L1"/>
            <calcext:condition calcext:apply-style-name="Excel_CondFormat_1_1_15" calcext:value="=&quot;blue&quot;" calcext:base-cell-address="Tabelle1.L1"/>
            <calcext:condition calcext:apply-style-name="Excel_CondFormat_1_1_16" calcext:value="=&quot;navy&quot;" calcext:base-cell-address="Tabelle1.L1"/>
            <calcext:condition calcext:apply-style-name="Excel_CondFormat_1_1_17" calcext:value="=&quot;fuchsia&quot;" calcext:base-cell-address="Tabelle1.L1"/>
            <calcext:condition calcext:apply-style-name="Excel_CondFormat_1_1_18" calcext:value="=&quot;purple&quot;" calcext:base-cell-address="Tabelle1.L1"/>
            <calcext:condition calcext:apply-style-name="Excel_CondFormat_1_1_19" calcext:value="=&quot;orange&quot;" calcext:base-cell-address="Tabelle1.L1"/>
            <calcext:condition calcext:apply-style-name="Excel_CondFormat_1_1_20" calcext:value="=&quot;darkbrown&quot;" calcext:base-cell-address="Tabelle1.L1"/>
            <calcext:condition calcext:apply-style-name="Excel_CondFormat_1_1_21" calcext:value="=&quot;brown&quot;" calcext:base-cell-address="Tabelle1.L1"/>
            <calcext:condition calcext:apply-style-name="Excel_CondFormat_1_1_22" calcext:value="=&quot;lightbrown&quot;" calcext:base-cell-address="Tabelle1.L1"/>
            <calcext:condition calcext:apply-style-name="Excel_CondFormat_1_1_23" calcext:value="=&quot;lightred&quot;" calcext:base-cell-address="Tabelle1.L1"/>
            <calcext:condition calcext:apply-style-name="Excel_CondFormat_1_1_24" calcext:value="=&quot;lightyellow&quot;" calcext:base-cell-address="Tabelle1.L1"/>
            <calcext:condition calcext:apply-style-name="Excel_CondFormat_1_1_25" calcext:value="=&quot;lightgreen&quot;" calcext:base-cell-address="Tabelle1.L1"/>
            <calcext:condition calcext:apply-style-name="Excel_CondFormat_1_1_26" calcext:value="=&quot;lightblue&quot;" calcext:base-cell-address="Tabelle1.L1"/>
            <calcext:condition calcext:apply-style-name="Excel_CondFormat_1_1_27" calcext:value="=&quot;lightteal&quot;" calcext:base-cell-address="Tabelle1.L1"/>
            <calcext:condition calcext:apply-style-name="Excel_CondFormat_1_1_28" calcext:value="=&quot;lightestteal&quot;" calcext:base-cell-address="Tabelle1.L1"/>
            <calcext:condition calcext:apply-style-name="Excel_CondFormat_1_1_29" calcext:value="=&quot;darkestbrown&quot;" calcext:base-cell-address="Tabelle1.L1"/>
            <calcext:condition calcext:apply-style-name="Excel_CondFormat_1_1_30" calcext:value="=&quot;darkestred&quot;" calcext:base-cell-address="Tabelle1.L1"/>
            <calcext:condition calcext:apply-style-name="Excel_CondFormat_1_1_31" calcext:value="=&quot;lightestyellow&quot;" calcext:base-cell-address="Tabelle1.L1"/>
            <calcext:condition calcext:apply-style-name="Excel_CondFormat_1_1_32" calcext:value="=&quot;lightestgreen&quot;" calcext:base-cell-address="Tabelle1.L1"/>
            <calcext:condition calcext:apply-style-name="Excel_CondFormat_1_1_33" calcext:value="=&quot;lightestred&quot;" calcext:base-cell-address="Tabelle1.L1"/>
            <calcext:condition calcext:apply-style-name="Excel_CondFormat_1_1_34" calcext:value="=&quot;lightestgrey&quot;" calcext:base-cell-address="Tabelle1.L1"/>
            <calcext:condition calcext:apply-style-name="Excel_CondFormat_1_1_35" calcext:value="=&quot;darkestgrey&quot;" calcext:base-cell-address="Tabelle1.L1"/>
            <calcext:condition calcext:apply-style-name="Excel_CondFormat_1_1_36" calcext:value="=&quot;schoko&quot;" calcext:base-cell-address="Tabelle1.L1"/>
            <calcext:condition calcext:apply-style-name="Excel_CondFormat_1_1_37" calcext:value="=&quot;lightgold&quot;" calcext:base-cell-address="Tabelle1.L1"/>
            <calcext:condition calcext:apply-style-name="Excel_CondFormat_1_1_38" calcext:value="=&quot;lightestgold&quot;" calcext:base-cell-address="Tabelle1.L1"/>
            <calcext:condition calcext:apply-style-name="Excel_CondFormat_1_1_39" calcext:value="=&quot;lightestblue&quot;" calcext:base-cell-address="Tabelle1.L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number:min-integer-digits="3" number:min-exponent-digits="1"/>
    </number:number-style>
    <number:date-style style:name="N10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7" number:language="de" number:country="DE">
      <number:day number:style="long"/>
      <number:text>. </number:text>
      <number:month number:textual="true"/>
    </number:date-style>
    <number:date-style style:name="N10108" number:language="de" number:country="DE">
      <number:month number:textual="true"/>
      <number:text> </number:text>
      <number:year/>
    </number:date-style>
    <number:time-style style:name="N10109" number:language="de" number:country="DE">
      <number:hours/>
      <number:text>:</number:text>
      <number:minutes number:style="long"/>
      <number:text> </number:text>
      <number:am-pm/>
    </number:time-style>
    <number:time-style style:name="N10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2P0" style:volatile="true" number:language="de" number:country="DE">
      <number:number number:decimal-places="0" number:min-integer-digits="1" number:grouping="true"/>
      <number:text>   </number:text>
    </number:number-style>
    <number:number-style style:name="N10112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2P0"/>
    </number:number-style>
    <number:number-style style:name="N10113P0" style:volatile="true" number:language="de" number:country="DE">
      <number:number number:decimal-places="0" number:min-integer-digits="1" number:grouping="true"/>
      <number:text>   </number:text>
    </number:number-style>
    <number:number-style style:name="N10113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de" number:country="DE">
      <number:number number:decimal-places="2" number:min-integer-digits="1" number:grouping="true"/>
      <number:text>   </number:text>
    </number:number-style>
    <number:number-style style:name="N10114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2" number:min-integer-digits="1" number:grouping="true"/>
      <number:text>   </number:text>
    </number:number-style>
    <number:number-style style:name="N10115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de" number:country="DE">
      <number:number number:decimal-places="0" number:min-integer-digits="1" number:grouping="true"/>
      <number:text> €</number:text>
    </number:number-style>
    <number:number-style style:name="N10116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0" number:min-integer-digits="1" number:grouping="true"/>
      <number:text> €</number:text>
    </number:number-style>
    <number:number-style style:name="N10117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number:min-integer-digits="1" number:grouping="true"/>
      <number:text> €</number:text>
    </number:number-style>
    <number:number-style style:name="N10118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de" number:country="DE">
      <number:number number:decimal-places="2" number:min-integer-digits="1" number:grouping="true"/>
      <number:text> €</number:text>
    </number:number-style>
    <number:number-style style:name="N10119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9P0"/>
    </number:number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asian="Droid Sans Fallback" style:font-family-asian="'Droid Sans Fallback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Farbe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oerp_5f_aqua" style:display-name="oerp_aqua" style:family="table-cell" style:parent-style-name="Default">
      <style:table-cell-properties fo:background-color="#2a7fff" fo:padding="0.071c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oerp_5f_black" style:display-name="oerp_black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oerp_5f_blue" style:display-name="oerp_blue" style:family="table-cell" style:parent-style-name="Default">
      <style:table-cell-properties fo:background-color="#2a2aff" fo:padding="0.071c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oerp_5f_brown" style:display-name="oerp_brown" style:family="table-cell" style:parent-style-name="Default">
      <style:table-cell-properties fo:background-color="#aa4400" fo:padding="0.071c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oerp_5f_darkbrown" style:display-name="oerp_darkbrown" style:family="table-cell" style:parent-style-name="Default">
      <style:table-cell-properties fo:background-color="#784421" fo:padding="0.071c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oerp_5f_darkestbrown" style:display-name="oerp_darkestbrown" style:family="table-cell" style:parent-style-name="Default">
      <style:table-cell-properties fo:background-color="#552200" fo:padding="0.071c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oerp_5f_darkestgrey" style:display-name="oerp_darkestgrey" style:family="table-cell" style:parent-style-name="Default">
      <style:table-cell-properties fo:background-color="#3f3f3f" fo:padding="0.071c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oerp_5f_darkestred" style:display-name="oerp_darkestred" style:family="table-cell" style:parent-style-name="Default">
      <style:table-cell-properties fo:background-color="#550000" fo:padding="0.071c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oerp_5f_fuchsia" style:display-name="oerp_fuchsia" style:family="table-cell" style:parent-style-name="Default">
      <style:table-cell-properties fo:background-color="#ff55dd" fo:padding="0.071c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oerp_5f_green" style:display-name="oerp_green" style:family="table-cell" style:parent-style-name="Default">
      <style:table-cell-properties fo:background-color="#256235" fo:padding="0.071c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oerp_5f_grey" style:display-name="oerp_grey" style:family="table-cell" style:parent-style-name="Default">
      <style:table-cell-properties fo:background-color="#4d4d4d" fo:padding="0.071c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oerp_5f_lightblue" style:display-name="oerp_lightblue" style:family="table-cell" style:parent-style-name="Default">
      <style:table-cell-properties fo:background-color="#aaccff" fo:padding="0.071c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oerp_5f_lightbrown" style:display-name="oerp_lightbrown" style:family="table-cell" style:parent-style-name="Default">
      <style:table-cell-properties fo:background-color="#ffb380" fo:padding="0.071c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oerp_5f_lightestblue" style:display-name="oerp_lightestblue" style:family="table-cell" style:parent-style-name="Default">
      <style:table-cell-properties fo:background-color="#d5e5ff" fo:padding="0.071c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oerp_5f_lightestgold" style:display-name="oerp_lightestgold" style:family="table-cell" style:parent-style-name="Default">
      <style:table-cell-properties fo:background-color="#fff09e" fo:padding="0.071c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oerp_5f_lightestgreen" style:display-name="oerp_lightestgreen" style:family="table-cell" style:parent-style-name="Default">
      <style:table-cell-properties fo:background-color="#f6ffd5" fo:padding="0.071c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oerp_5f_lightestgrey" style:display-name="oerp_lightestgrey" style:family="table-cell" style:parent-style-name="Default">
      <style:table-cell-properties fo:background-color="#ededed" fo:padding="0.071c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oerp_5f_lightestred" style:display-name="oerp_lightestred" style:family="table-cell" style:parent-style-name="Default">
      <style:table-cell-properties fo:background-color="#f3e0e0" fo:padding="0.071c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oerp_5f_lightestteal" style:display-name="oerp_lightestteal" style:family="table-cell" style:parent-style-name="Default">
      <style:table-cell-properties fo:background-color="#d5f6ff" fo:padding="0.071c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oerp_5f_lightestyellow" style:display-name="oerp_lightestyellow" style:family="table-cell" style:parent-style-name="Default">
      <style:table-cell-properties fo:background-color="#fdf7e0" fo:padding="0.071c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oerp_5f_lightgold" style:display-name="oerp_lightgold" style:family="table-cell" style:parent-style-name="Default">
      <style:table-cell-properties fo:background-color="#ffd700" fo:padding="0.071c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oerp_5f_lightgreen" style:display-name="oerp_lightgreen" style:family="table-cell" style:parent-style-name="Default">
      <style:table-cell-properties fo:background-color="#eeffaa" fo:padding="0.071c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oerp_5f_lightred" style:display-name="oerp_lightred" style:family="table-cell" style:parent-style-name="Default">
      <style:table-cell-properties fo:background-color="#e9afaf" fo:padding="0.071c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oerp_5f_lightteal" style:display-name="oerp_lightteal" style:family="table-cell" style:parent-style-name="Default">
      <style:table-cell-properties fo:background-color="#aaeeff" fo:padding="0.071c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oerp_5f_lightyellow" style:display-name="oerp_lightyellow" style:family="table-cell" style:parent-style-name="Default">
      <style:table-cell-properties fo:background-color="#ffeeaa" fo:padding="0.071c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oerp_5f_lime" style:display-name="oerp_lime" style:family="table-cell" style:parent-style-name="Default">
      <style:table-cell-properties fo:background-color="#3c9d53" fo:padding="0.071c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oerp_5f_maroon" style:display-name="oerp_maroon" style:family="table-cell" style:parent-style-name="Default">
      <style:table-cell-properties fo:background-color="#800000" fo:padding="0.071c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oerp_5f_navy" style:display-name="oerp_navy" style:family="table-cell" style:parent-style-name="Default">
      <style:table-cell-properties fo:background-color="#003380" fo:padding="0.071c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oerp_5f_olive" style:display-name="oerp_olive" style:family="table-cell" style:parent-style-name="Default">
      <style:table-cell-properties fo:background-color="#aa8800" fo:padding="0.071c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oerp_5f_orange" style:display-name="oerp_orange" style:family="table-cell" style:parent-style-name="Default">
      <style:table-cell-properties fo:background-color="#ff7f2a" fo:padding="0.071c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oerp_5f_purple" style:display-name="oerp_purple" style:family="table-cell" style:parent-style-name="Default">
      <style:table-cell-properties fo:background-color="#a80087" fo:padding="0.071c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oerp_5f_red" style:display-name="oerp_red" style:family="table-cell" style:parent-style-name="Default">
      <style:table-cell-properties fo:background-color="#e06b5e" fo:padding="0.071c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oerp_5f_schoko" style:display-name="oerp_schoko" style:family="table-cell" style:parent-style-name="Default">
      <style:table-cell-properties fo:background-color="#483737" fo:padding="0.071c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oerp_5f_silver" style:display-name="oerp_silver" style:family="table-cell" style:parent-style-name="Default">
      <style:table-cell-properties fo:background-color="#999999" fo:padding="0.071c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oerp_5f_teal" style:display-name="oerp_teal" style:family="table-cell" style:parent-style-name="Default">
      <style:table-cell-properties fo:background-color="#5fd3bc" fo:padding="0.071c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oerp_5f_white" style:display-name="oerp_white" style:family="table-cell" style:parent-style-name="Default">
      <style:table-cell-properties fo:background-color="#ffffff" fo:padding="0.071c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oerp_5f_yellow" style:display-name="oerp_yellow" style:family="table-cell" style:parent-style-name="Default">
      <style:table-cell-properties fo:background-color="#ffe98a" fo:padding="0.071c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CondFormat_5f_1_5f_1_5f_1" style:display-name="Excel_CondFormat_1_1_1" style:family="table-cell" style:parent-style-name="Default">
      <style:table-cell-properties fo:background-color="#ffffff"/>
      <style:text-properties fo:color="#000000" style:text-line-through-style="none" style:text-line-through-type="none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5f_CondFormat_5f_1_5f_1_5f_2" style:display-name="Excel_CondFormat_1_1_2" style:family="table-cell" style:parent-style-name="Default">
      <style:table-cell-properties fo:background-color="#ffffff"/>
      <style:text-properties fo:color="#000000" style:text-line-through-style="none" style:text-line-through-type="none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5f_CondFormat_5f_1_5f_1_5f_3" style:display-name="Excel_CondFormat_1_1_3" style:family="table-cell" style:parent-style-name="Default">
      <style:table-cell-properties fo:background-color="#ffffff"/>
      <style:text-properties fo:color="#000000" style:text-line-through-style="none" style:text-line-through-type="none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5f_CondFormat_5f_1_5f_1_5f_4" style:display-name="Excel_CondFormat_1_1_4" style:family="table-cell" style:parent-style-name="Default">
      <style:table-cell-properties fo:background-color="#999999"/>
      <style:text-properties fo:color="#ffffff" style:text-line-through-style="none" style:text-line-through-type="none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5f_CondFormat_5f_1_5f_1_5f_5" style:display-name="Excel_CondFormat_1_1_5" style:family="table-cell" style:parent-style-name="Default">
      <style:table-cell-properties fo:background-color="#4d4d4d"/>
      <style:text-properties fo:color="#ffffff" style:text-line-through-style="none" style:text-line-through-type="none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5f_CondFormat_5f_1_5f_1_5f_6" style:display-name="Excel_CondFormat_1_1_6" style:family="table-cell" style:parent-style-name="Default">
      <style:table-cell-properties fo:background-color="#000000"/>
      <style:text-properties fo:color="#ffffff" style:text-line-through-style="none" style:text-line-through-type="none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5f_CondFormat_5f_1_5f_1_5f_7" style:display-name="Excel_CondFormat_1_1_7" style:family="table-cell" style:parent-style-name="Default">
      <style:table-cell-properties fo:background-color="#e06b5e"/>
      <style:text-properties fo:color="#ffffff" style:text-line-through-style="none" style:text-line-through-type="none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5f_CondFormat_5f_1_5f_1_5f_8" style:display-name="Excel_CondFormat_1_1_8" style:family="table-cell" style:parent-style-name="Default">
      <style:table-cell-properties fo:background-color="#800000"/>
      <style:text-properties fo:color="#ffffff" style:text-line-through-style="none" style:text-line-through-type="none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5f_CondFormat_5f_1_5f_1_5f_9" style:display-name="Excel_CondFormat_1_1_9" style:family="table-cell" style:parent-style-name="Default">
      <style:table-cell-properties fo:background-color="#ffe98a"/>
      <style:text-properties fo:color="#000000" style:text-line-through-style="none" style:text-line-through-type="none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5f_CondFormat_5f_1_5f_1_5f_10" style:display-name="Excel_CondFormat_1_1_10" style:family="table-cell" style:parent-style-name="Default">
      <style:table-cell-properties fo:background-color="#aa8800"/>
      <style:text-properties fo:color="#ffffff" style:text-line-through-style="none" style:text-line-through-type="none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5f_CondFormat_5f_1_5f_1_5f_11" style:display-name="Excel_CondFormat_1_1_11" style:family="table-cell" style:parent-style-name="Default">
      <style:table-cell-properties fo:background-color="#3c9d53"/>
      <style:text-properties fo:color="#ffffff" style:text-line-through-style="none" style:text-line-through-type="none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5f_CondFormat_5f_1_5f_1_5f_12" style:display-name="Excel_CondFormat_1_1_12" style:family="table-cell" style:parent-style-name="Default">
      <style:table-cell-properties fo:background-color="#256235"/>
      <style:text-properties fo:color="#ffffff" style:text-line-through-style="none" style:text-line-through-type="none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5f_CondFormat_5f_1_5f_1_5f_13" style:display-name="Excel_CondFormat_1_1_13" style:family="table-cell" style:parent-style-name="Default">
      <style:table-cell-properties fo:background-color="#2a7fff"/>
      <style:text-properties fo:color="#ffffff" style:text-line-through-style="none" style:text-line-through-type="none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5f_CondFormat_5f_1_5f_1_5f_14" style:display-name="Excel_CondFormat_1_1_14" style:family="table-cell" style:parent-style-name="Default">
      <style:table-cell-properties fo:background-color="#5fd3bc"/>
      <style:text-properties fo:color="#ffffff" style:text-line-through-style="none" style:text-line-through-type="none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5f_CondFormat_5f_1_5f_1_5f_15" style:display-name="Excel_CondFormat_1_1_15" style:family="table-cell" style:parent-style-name="Default">
      <style:table-cell-properties fo:background-color="#2a2aff"/>
      <style:text-properties fo:color="#ffffff" style:text-line-through-style="none" style:text-line-through-type="none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5f_CondFormat_5f_1_5f_1_5f_16" style:display-name="Excel_CondFormat_1_1_16" style:family="table-cell" style:parent-style-name="Default">
      <style:table-cell-properties fo:background-color="#003380"/>
      <style:text-properties fo:color="#ffffff" style:text-line-through-style="none" style:text-line-through-type="none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5f_CondFormat_5f_1_5f_1_5f_17" style:display-name="Excel_CondFormat_1_1_17" style:family="table-cell" style:parent-style-name="Default">
      <style:table-cell-properties fo:background-color="#ff55dd"/>
      <style:text-properties fo:color="#ffffff" style:text-line-through-style="none" style:text-line-through-type="none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5f_CondFormat_5f_1_5f_1_5f_18" style:display-name="Excel_CondFormat_1_1_18" style:family="table-cell" style:parent-style-name="Default">
      <style:table-cell-properties fo:background-color="#a80087"/>
      <style:text-properties fo:color="#ffffff" style:text-line-through-style="none" style:text-line-through-type="none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5f_CondFormat_5f_1_5f_1_5f_19" style:display-name="Excel_CondFormat_1_1_19" style:family="table-cell" style:parent-style-name="Default">
      <style:table-cell-properties fo:background-color="#ff7f2a"/>
      <style:text-properties fo:color="#ffffff" style:text-line-through-style="none" style:text-line-through-type="none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5f_CondFormat_5f_1_5f_1_5f_20" style:display-name="Excel_CondFormat_1_1_20" style:family="table-cell" style:parent-style-name="Default">
      <style:table-cell-properties fo:background-color="#784421"/>
      <style:text-properties fo:color="#ffffff" style:text-line-through-style="none" style:text-line-through-type="none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5f_CondFormat_5f_1_5f_1_5f_21" style:display-name="Excel_CondFormat_1_1_21" style:family="table-cell" style:parent-style-name="Default">
      <style:table-cell-properties fo:background-color="#aa4400"/>
      <style:text-properties fo:color="#ffffff" style:text-line-through-style="none" style:text-line-through-type="none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5f_CondFormat_5f_1_5f_1_5f_22" style:display-name="Excel_CondFormat_1_1_22" style:family="table-cell" style:parent-style-name="Default">
      <style:table-cell-properties fo:background-color="#ffb380"/>
      <style:text-properties fo:color="#000000" style:text-line-through-style="none" style:text-line-through-type="none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5f_CondFormat_5f_1_5f_1_5f_23" style:display-name="Excel_CondFormat_1_1_23" style:family="table-cell" style:parent-style-name="Default">
      <style:table-cell-properties fo:background-color="#f3e0e0"/>
      <style:text-properties fo:color="#000000" style:text-line-through-style="none" style:text-line-through-type="none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5f_CondFormat_5f_1_5f_1_5f_24" style:display-name="Excel_CondFormat_1_1_24" style:family="table-cell" style:parent-style-name="Default">
      <style:table-cell-properties fo:background-color="#fdf7e0"/>
      <style:text-properties fo:color="#000000" style:text-line-through-style="none" style:text-line-through-type="none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5f_CondFormat_5f_1_5f_1_5f_25" style:display-name="Excel_CondFormat_1_1_25" style:family="table-cell" style:parent-style-name="Default">
      <style:table-cell-properties fo:background-color="#f6ffd5"/>
      <style:text-properties fo:color="#000000" style:text-line-through-style="none" style:text-line-through-type="none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5f_CondFormat_5f_1_5f_1_5f_26" style:display-name="Excel_CondFormat_1_1_26" style:family="table-cell" style:parent-style-name="Default">
      <style:table-cell-properties fo:background-color="#aaccff"/>
      <style:text-properties fo:color="#000000" style:text-line-through-style="none" style:text-line-through-type="none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5f_CondFormat_5f_1_5f_1_5f_27" style:display-name="Excel_CondFormat_1_1_27" style:family="table-cell" style:parent-style-name="Default">
      <style:table-cell-properties fo:background-color="#aaeeff"/>
      <style:text-properties fo:color="#000000" style:text-line-through-style="none" style:text-line-through-type="none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5f_CondFormat_5f_1_5f_1_5f_28" style:display-name="Excel_CondFormat_1_1_28" style:family="table-cell" style:parent-style-name="Default">
      <style:table-cell-properties fo:background-color="#d5f6ff"/>
      <style:text-properties fo:color="#000000" style:text-line-through-style="none" style:text-line-through-type="none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5f_CondFormat_5f_1_5f_1_5f_29" style:display-name="Excel_CondFormat_1_1_29" style:family="table-cell" style:parent-style-name="Default">
      <style:table-cell-properties fo:background-color="#552200"/>
      <style:text-properties fo:color="#ffffff" style:text-line-through-style="none" style:text-line-through-type="none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5f_CondFormat_5f_1_5f_1_5f_30" style:display-name="Excel_CondFormat_1_1_30" style:family="table-cell" style:parent-style-name="Default">
      <style:table-cell-properties fo:background-color="#550000"/>
      <style:text-properties fo:color="#ffffff" style:text-line-through-style="none" style:text-line-through-type="none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5f_CondFormat_5f_1_5f_1_5f_31" style:display-name="Excel_CondFormat_1_1_31" style:family="table-cell" style:parent-style-name="Default">
      <style:table-cell-properties fo:background-color="#fdf7e0"/>
      <style:text-properties fo:color="#000000" style:text-line-through-style="none" style:text-line-through-type="none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5f_CondFormat_5f_1_5f_1_5f_32" style:display-name="Excel_CondFormat_1_1_32" style:family="table-cell" style:parent-style-name="Default">
      <style:table-cell-properties fo:background-color="#f6ffd5"/>
      <style:text-properties fo:color="#000000" style:text-line-through-style="none" style:text-line-through-type="none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5f_CondFormat_5f_1_5f_1_5f_33" style:display-name="Excel_CondFormat_1_1_33" style:family="table-cell" style:parent-style-name="Default">
      <style:table-cell-properties fo:background-color="#f3e0e0"/>
      <style:text-properties fo:color="#000000" style:text-line-through-style="none" style:text-line-through-type="none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5f_CondFormat_5f_1_5f_1_5f_34" style:display-name="Excel_CondFormat_1_1_34" style:family="table-cell" style:parent-style-name="Default">
      <style:table-cell-properties fo:background-color="#ededed"/>
      <style:text-properties fo:color="#000000" style:text-line-through-style="none" style:text-line-through-type="none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5f_CondFormat_5f_1_5f_1_5f_35" style:display-name="Excel_CondFormat_1_1_35" style:family="table-cell" style:parent-style-name="Default">
      <style:table-cell-properties fo:background-color="#3f3f3f"/>
      <style:text-properties fo:color="#ffffff" style:text-line-through-style="none" style:text-line-through-type="none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5f_CondFormat_5f_1_5f_1_5f_36" style:display-name="Excel_CondFormat_1_1_36" style:family="table-cell" style:parent-style-name="Default">
      <style:table-cell-properties fo:background-color="#483737"/>
      <style:text-properties fo:color="#ffffff" style:text-line-through-style="none" style:text-line-through-type="none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5f_CondFormat_5f_1_5f_1_5f_37" style:display-name="Excel_CondFormat_1_1_37" style:family="table-cell" style:parent-style-name="Default">
      <style:table-cell-properties fo:background-color="#ffd700"/>
      <style:text-properties fo:color="#000000" style:text-line-through-style="none" style:text-line-through-type="none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5f_CondFormat_5f_1_5f_1_5f_38" style:display-name="Excel_CondFormat_1_1_38" style:family="table-cell" style:parent-style-name="Default">
      <style:table-cell-properties fo:background-color="#fff09e"/>
      <style:text-properties fo:color="#000000" style:text-line-through-style="none" style:text-line-through-type="none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5f_CondFormat_5f_1_5f_1_5f_39" style:display-name="Excel_CondFormat_1_1_39" style:family="table-cell" style:parent-style-name="Default">
      <style:table-cell-properties fo:background-color="#d5e5ff"/>
      <style:text-properties fo:color="#000000" style:text-line-through-style="none" style:text-line-through-type="none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9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 Scherf</meta:initial-creator>
    <meta:creation-date>2016-11-29T22:07:56</meta:creation-date>
    <dc:date>2016-12-29T11:54:23.232151600</dc:date>
    <meta:print-date>2016-11-29T22:03:58</meta:print-date>
    <meta:editing-cycles>40</meta:editing-cycles>
    <meta:editing-duration>PT5H51M8S</meta:editing-duration>
    <meta:document-statistic meta:table-count="1" meta:cell-count="975" meta:object-count="0"/>
    <meta:generator>LibreOffice/4.2.8.2$Linux_X86_64 LibreOffice_project/420m0$Build-2</meta:generator>
  </office:meta>
</office:document-meta>
</file>